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10584" calcext:value-type="float">
            <text:p>80.1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87368" calcext:value-type="float">
            <text:p>80.2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76344" calcext:value-type="float">
            <text:p>80.4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47032" calcext:value-type="float">
            <text:p>80.6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05528" calcext:value-type="float">
            <text:p>80.8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0916" calcext:value-type="float">
            <text:p>80.9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67656" calcext:value-type="float">
            <text:p>81.0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80432" calcext:value-type="float">
            <text:p>81.1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59096" calcext:value-type="float">
            <text:p>81.1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6156" calcext:value-type="float">
            <text:p>81.0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43272" calcext:value-type="float">
            <text:p>81.0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12792" calcext:value-type="float">
            <text:p>81.0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21936" calcext:value-type="float">
            <text:p>81.0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94504" calcext:value-type="float">
            <text:p>80.9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40224" calcext:value-type="float">
            <text:p>81.0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79848" calcext:value-type="float">
            <text:p>81.0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01184" calcext:value-type="float">
            <text:p>81.1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80432" calcext:value-type="float">
            <text:p>81.1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43856" calcext:value-type="float">
            <text:p>81.1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8536" calcext:value-type="float">
            <text:p>80.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3108" calcext:value-type="float">
            <text:p>81.0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34128" calcext:value-type="float">
            <text:p>81.0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06696" calcext:value-type="float">
            <text:p>81.0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73752" calcext:value-type="float">
            <text:p>81.0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18888" calcext:value-type="float">
            <text:p>81.0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30496" calcext:value-type="float">
            <text:p>80.9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03064" calcext:value-type="float">
            <text:p>80.9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42104" calcext:value-type="float">
            <text:p>80.8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79264" calcext:value-type="float">
            <text:p>80.9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028" calcext:value-type="float">
            <text:p>82.2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436" calcext:value-type="float">
            <text:p>82.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46064" calcext:value-type="float">
            <text:p>82.0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79008" calcext:value-type="float">
            <text:p>81.9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51576" calcext:value-type="float">
            <text:p>81.9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548" calcext:value-type="float">
            <text:p>81.9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15" calcext:value-type="float">
            <text:p>81.9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11952" calcext:value-type="float">
            <text:p>81.9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81472" calcext:value-type="float">
            <text:p>81.8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50992" calcext:value-type="float">
            <text:p>81.8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7784" calcext:value-type="float">
            <text:p>81.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0408" calcext:value-type="float">
            <text:p>81.7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3728" calcext:value-type="float">
            <text:p>81.6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02024" calcext:value-type="float">
            <text:p>80.2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05784" calcext:value-type="float">
            <text:p>79.8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9664" calcext:value-type="float">
            <text:p>79.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92168" calcext:value-type="float">
            <text:p>80.5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9376" calcext:value-type="float">
            <text:p>79.5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04032" calcext:value-type="float">
            <text:p>79.5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55264" calcext:value-type="float">
            <text:p>79.4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944" calcext:value-type="float">
            <text:p>79.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2008" calcext:value-type="float">
            <text:p>79.3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5056" calcext:value-type="float">
            <text:p>79.3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84576" calcext:value-type="float">
            <text:p>79.2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7248" calcext:value-type="float">
            <text:p>79.3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36976" calcext:value-type="float">
            <text:p>79.4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32632" calcext:value-type="float">
            <text:p>79.7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67656" calcext:value-type="float">
            <text:p>81.0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18888" calcext:value-type="float">
            <text:p>81.0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12792" calcext:value-type="float">
            <text:p>81.0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21936" calcext:value-type="float">
            <text:p>81.0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7012" calcext:value-type="float">
            <text:p>80.9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05528" calcext:value-type="float">
            <text:p>80.8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68168" calcext:value-type="float">
            <text:p>79.0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9748" calcext:value-type="float">
            <text:p>78.8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54808" calcext:value-type="float">
            <text:p>78.8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18232" calcext:value-type="float">
            <text:p>78.8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6032" calcext:value-type="float">
            <text:p>78.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146" calcext:value-type="float">
            <text:p>78.7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57272" calcext:value-type="float">
            <text:p>78.7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20896" calcext:value-type="float">
            <text:p>80.3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81272" calcext:value-type="float">
            <text:p>80.2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8432" calcext:value-type="float">
            <text:p>80.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6908" calcext:value-type="float">
            <text:p>80.2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50792" calcext:value-type="float">
            <text:p>80.2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68496" calcext:value-type="float">
            <text:p>80.1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7096" calcext:value-type="float">
            <text:p>80.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67328" calcext:value-type="float">
            <text:p>79.9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1188" calcext:value-type="float">
            <text:p>79.8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71672" calcext:value-type="float">
            <text:p>79.6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612" calcext:value-type="float">
            <text:p>79.4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68552" calcext:value-type="float">
            <text:p>77.5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3688" calcext:value-type="float">
            <text:p>77.5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6904" calcext:value-type="float">
            <text:p>77.3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52144" calcext:value-type="float">
            <text:p>77.3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30424" calcext:value-type="float">
            <text:p>78.8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71928" calcext:value-type="float">
            <text:p>78.6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2504" calcext:value-type="float">
            <text:p>78.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78736" calcext:value-type="float">
            <text:p>78.2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5904" calcext:value-type="float">
            <text:p>76.9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5272" calcext:value-type="float">
            <text:p>77.9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9824" calcext:value-type="float">
            <text:p>77.8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2184" calcext:value-type="float">
            <text:p>77.6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6632" calcext:value-type="float">
            <text:p>77.4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7344" calcext:value-type="float">
            <text:p>77.0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7224" calcext:value-type="float">
            <text:p>75.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38128" calcext:value-type="float">
            <text:p>74.93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10696" calcext:value-type="float">
            <text:p>74.91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85728" calcext:value-type="float">
            <text:p>74.78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94288" calcext:value-type="float">
            <text:p>74.69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65688" calcext:value-type="float">
            <text:p>74.46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19384" calcext:value-type="float">
            <text:p>74.3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21264" calcext:value-type="float">
            <text:p>74.12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50576" calcext:value-type="float">
            <text:p>73.9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59136" calcext:value-type="float">
            <text:p>73.85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4648" calcext:value-type="float">
            <text:p>73.76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40264" calcext:value-type="float">
            <text:p>73.74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30536" calcext:value-type="float">
            <text:p>73.63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6528" calcext:value-type="float">
            <text:p>73.5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6424" calcext:value-type="float">
            <text:p>73.4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156" calcext:value-type="float">
            <text:p>73.44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9848" calcext:value-type="float">
            <text:p>73.45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1776" calcext:value-type="float">
            <text:p>73.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72624" calcext:value-type="float">
            <text:p>73.5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7872" calcext:value-type="float">
            <text:p>73.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45776" calcext:value-type="float">
            <text:p>73.64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49408" calcext:value-type="float">
            <text:p>73.74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34752" calcext:value-type="float">
            <text:p>73.83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8352" calcext:value-type="float">
            <text:p>73.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20096" calcext:value-type="float">
            <text:p>73.9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81056" calcext:value-type="float">
            <text:p>73.9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3592" calcext:value-type="float">
            <text:p>74.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5784" calcext:value-type="float">
            <text:p>74.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21848" calcext:value-type="float">
            <text:p>74.22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51744" calcext:value-type="float">
            <text:p>74.15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09072" calcext:value-type="float">
            <text:p>74.10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0304" calcext:value-type="float">
            <text:p>74.06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23144" calcext:value-type="float">
            <text:p>73.92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378" calcext:value-type="float">
            <text:p>73.8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9208" calcext:value-type="float">
            <text:p>73.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5304" calcext:value-type="float">
            <text:p>73.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9876" calcext:value-type="float">
            <text:p>73.89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17048" calcext:value-type="float">
            <text:p>73.9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62184" calcext:value-type="float">
            <text:p>73.8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77424" calcext:value-type="float">
            <text:p>73.87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4448" calcext:value-type="float">
            <text:p>73.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3592" calcext:value-type="float">
            <text:p>74.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36504" calcext:value-type="float">
            <text:p>74.13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76712" calcext:value-type="float">
            <text:p>74.2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0168" calcext:value-type="float">
            <text:p>74.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05896" calcext:value-type="float">
            <text:p>74.6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16208" calcext:value-type="float">
            <text:p>74.81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86312" calcext:value-type="float">
            <text:p>74.8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83264" calcext:value-type="float">
            <text:p>74.8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10112" calcext:value-type="float">
            <text:p>74.81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93704" calcext:value-type="float">
            <text:p>74.5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236" calcext:value-type="float">
            <text:p>74.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98632" calcext:value-type="float">
            <text:p>74.3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13288" calcext:value-type="float">
            <text:p>74.3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04144" calcext:value-type="float">
            <text:p>74.30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6452" calcext:value-type="float">
            <text:p>74.2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73664" calcext:value-type="float">
            <text:p>74.27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89488" calcext:value-type="float">
            <text:p>74.3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5408" calcext:value-type="float">
            <text:p>74.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3696" calcext:value-type="float">
            <text:p>74.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4364" calcext:value-type="float">
            <text:p>74.84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22888" calcext:value-type="float">
            <text:p>74.9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47856" calcext:value-type="float">
            <text:p>75.0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63096" calcext:value-type="float">
            <text:p>75.0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28984" calcext:value-type="float">
            <text:p>74.9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5888" calcext:value-type="float">
            <text:p>74.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46104" calcext:value-type="float">
            <text:p>74.7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474" calcext:value-type="float">
            <text:p>74.4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85856" calcext:value-type="float">
            <text:p>74.28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24896" calcext:value-type="float">
            <text:p>74.22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58424" calcext:value-type="float">
            <text:p>74.25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85272" calcext:value-type="float">
            <text:p>74.18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0304" calcext:value-type="float">
            <text:p>74.06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2924" calcext:value-type="float">
            <text:p>73.9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82352" calcext:value-type="float">
            <text:p>73.68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47072" calcext:value-type="float">
            <text:p>73.34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9536" calcext:value-type="float">
            <text:p>73.24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61144" calcext:value-type="float">
            <text:p>73.16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008" calcext:value-type="float">
            <text:p>73.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056" calcext:value-type="float">
            <text:p>73.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22104" calcext:value-type="float">
            <text:p>73.22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6592" calcext:value-type="float">
            <text:p>73.31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8032" calcext:value-type="float">
            <text:p>73.40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39096" calcext:value-type="float">
            <text:p>73.5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97008" calcext:value-type="float">
            <text:p>73.5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7872" calcext:value-type="float">
            <text:p>73.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33" calcext:value-type="float">
            <text:p>73.5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54336" calcext:value-type="float">
            <text:p>73.5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5492" calcext:value-type="float">
            <text:p>73.6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97592" calcext:value-type="float">
            <text:p>73.6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48824" calcext:value-type="float">
            <text:p>73.64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84816" calcext:value-type="float">
            <text:p>73.5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88448" calcext:value-type="float">
            <text:p>73.68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1588" calcext:value-type="float">
            <text:p>73.7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62184" calcext:value-type="float">
            <text:p>73.8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3592" calcext:value-type="float">
            <text:p>74.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30408" calcext:value-type="float">
            <text:p>74.13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18216" calcext:value-type="float">
            <text:p>74.11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9688" calcext:value-type="float">
            <text:p>74.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36504" calcext:value-type="float">
            <text:p>74.13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7308" calcext:value-type="float">
            <text:p>74.17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48696" calcext:value-type="float">
            <text:p>74.14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4584" calcext:value-type="float">
            <text:p>74.01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01224" calcext:value-type="float">
            <text:p>73.80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1588" calcext:value-type="float">
            <text:p>73.7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82352" calcext:value-type="float">
            <text:p>73.68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9396" calcext:value-type="float">
            <text:p>73.5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5464" calcext:value-type="float">
            <text:p>73.43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83064" calcext:value-type="float">
            <text:p>73.28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6072" calcext:value-type="float">
            <text:p>72.9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5008" calcext:value-type="float">
            <text:p>72.83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9184" calcext:value-type="float">
            <text:p>72.7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0312" calcext:value-type="float">
            <text:p>72.6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812" calcext:value-type="float">
            <text:p>72.5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8976" calcext:value-type="float">
            <text:p>72.5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38768" calcext:value-type="float">
            <text:p>72.43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71712" calcext:value-type="float">
            <text:p>72.3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65616" calcext:value-type="float">
            <text:p>72.3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11336" calcext:value-type="float">
            <text:p>72.4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3632" calcext:value-type="float">
            <text:p>72.4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432" calcext:value-type="float">
            <text:p>72.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1752" calcext:value-type="float">
            <text:p>72.6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61856" calcext:value-type="float">
            <text:p>72.7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2064" calcext:value-type="float">
            <text:p>72.90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84944" calcext:value-type="float">
            <text:p>73.08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9772" calcext:value-type="float">
            <text:p>73.19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5696" calcext:value-type="float">
            <text:p>73.00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3672" calcext:value-type="float">
            <text:p>72.81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9936" calcext:value-type="float">
            <text:p>72.6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4592" calcext:value-type="float">
            <text:p>72.5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288" calcext:value-type="float">
            <text:p>72.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192" calcext:value-type="float">
            <text:p>72.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71712" calcext:value-type="float">
            <text:p>72.3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9188" calcext:value-type="float">
            <text:p>72.1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3-17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70744" calcext:value-type="float">
            <text:p>73.77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898" calcext:value-type="float">
            <text:p>70.7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928" calcext:value-type="float">
            <text:p>70.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05168" calcext:value-type="float">
            <text:p>70.3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58864" calcext:value-type="float">
            <text:p>70.1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13144" calcext:value-type="float">
            <text:p>70.11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6568" calcext:value-type="float">
            <text:p>70.07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26048" calcext:value-type="float">
            <text:p>69.7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67552" calcext:value-type="float">
            <text:p>69.5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6864" calcext:value-type="float">
            <text:p>69.3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104" calcext:value-type="float">
            <text:p>69.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4568" calcext:value-type="float">
            <text:p>69.3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58" calcext:value-type="float">
            <text:p>69.2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37784" calcext:value-type="float">
            <text:p>69.13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61584" calcext:value-type="float">
            <text:p>69.0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4576" calcext:value-type="float">
            <text:p>68.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63464" calcext:value-type="float">
            <text:p>68.8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6288" calcext:value-type="float">
            <text:p>68.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5448" calcext:value-type="float">
            <text:p>68.7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81168" calcext:value-type="float">
            <text:p>68.7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60416" calcext:value-type="float">
            <text:p>68.8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75656" calcext:value-type="float">
            <text:p>68.8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03088" calcext:value-type="float">
            <text:p>68.90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51856" calcext:value-type="float">
            <text:p>68.9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42712" calcext:value-type="float">
            <text:p>68.9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4576" calcext:value-type="float">
            <text:p>68.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73192" calcext:value-type="float">
            <text:p>68.97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96992" calcext:value-type="float">
            <text:p>68.89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97576" calcext:value-type="float">
            <text:p>68.99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70144" calcext:value-type="float">
            <text:p>68.9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27472" calcext:value-type="float">
            <text:p>68.92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64632" calcext:value-type="float">
            <text:p>69.06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2544" calcext:value-type="float">
            <text:p>69.12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92064" calcext:value-type="float">
            <text:p>69.09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62168" calcext:value-type="float">
            <text:p>69.1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8472" calcext:value-type="float">
            <text:p>69.3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3128" calcext:value-type="float">
            <text:p>69.2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01792" calcext:value-type="float">
            <text:p>69.2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152" calcext:value-type="float">
            <text:p>69.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532" calcext:value-type="float">
            <text:p>69.2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3128" calcext:value-type="float">
            <text:p>69.2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0456" calcext:value-type="float">
            <text:p>69.18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9816" calcext:value-type="float">
            <text:p>69.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04256" calcext:value-type="float">
            <text:p>69.10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0484" calcext:value-type="float">
            <text:p>69.2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2752" calcext:value-type="float">
            <text:p>69.2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9704" calcext:value-type="float">
            <text:p>69.2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1144" calcext:value-type="float">
            <text:p>69.3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15736" calcext:value-type="float">
            <text:p>69.5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0704" calcext:value-type="float">
            <text:p>69.6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58408" calcext:value-type="float">
            <text:p>69.5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27928" calcext:value-type="float">
            <text:p>69.5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3272" calcext:value-type="float">
            <text:p>69.6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01664" calcext:value-type="float">
            <text:p>69.7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17488" calcext:value-type="float">
            <text:p>69.81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6464" calcext:value-type="float">
            <text:p>70.0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39992" calcext:value-type="float">
            <text:p>70.03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0952" calcext:value-type="float">
            <text:p>70.10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016" calcext:value-type="float">
            <text:p>69.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4544" calcext:value-type="float">
            <text:p>69.8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85128" calcext:value-type="float">
            <text:p>69.9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6568" calcext:value-type="float">
            <text:p>70.07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07632" calcext:value-type="float">
            <text:p>70.2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74688" calcext:value-type="float">
            <text:p>70.2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4312" calcext:value-type="float">
            <text:p>70.3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2404" calcext:value-type="float">
            <text:p>70.4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55104" calcext:value-type="float">
            <text:p>70.55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16064" calcext:value-type="float">
            <text:p>70.6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01992" calcext:value-type="float">
            <text:p>70.8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792" calcext:value-type="float">
            <text:p>70.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24496" calcext:value-type="float">
            <text:p>71.02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7268" calcext:value-type="float">
            <text:p>70.9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24496" calcext:value-type="float">
            <text:p>71.02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91552" calcext:value-type="float">
            <text:p>71.0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3364" calcext:value-type="float">
            <text:p>71.0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97064" calcext:value-type="float">
            <text:p>70.9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648" calcext:value-type="float">
            <text:p>70.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72096" calcext:value-type="float">
            <text:p>70.8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4872" calcext:value-type="float">
            <text:p>70.98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9256" calcext:value-type="float">
            <text:p>71.0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0696" calcext:value-type="float">
            <text:p>71.1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08" calcext:value-type="float">
            <text:p>71.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04912" calcext:value-type="float">
            <text:p>71.3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23784" calcext:value-type="float">
            <text:p>71.42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24368" calcext:value-type="float">
            <text:p>71.52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9712" calcext:value-type="float">
            <text:p>71.60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01152" calcext:value-type="float">
            <text:p>71.70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6976" calcext:value-type="float">
            <text:p>71.81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4804" calcext:value-type="float">
            <text:p>71.94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1672" calcext:value-type="float">
            <text:p>72.05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24824" calcext:value-type="float">
            <text:p>72.12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6368" calcext:value-type="float">
            <text:p>72.2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7056" calcext:value-type="float">
            <text:p>72.4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4216" calcext:value-type="float">
            <text:p>72.5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624" calcext:value-type="float">
            <text:p>72.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96" calcext:value-type="float">
            <text:p>72.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9536" calcext:value-type="float">
            <text:p>73.24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61728" calcext:value-type="float">
            <text:p>73.26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1456" calcext:value-type="float">
            <text:p>73.37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0808" calcext:value-type="float">
            <text:p>73.52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57968" calcext:value-type="float">
            <text:p>73.6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73792" calcext:value-type="float">
            <text:p>73.77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04272" calcext:value-type="float">
            <text:p>73.80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16464" calcext:value-type="float">
            <text:p>73.81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80472" calcext:value-type="float">
            <text:p>73.88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53624" calcext:value-type="float">
            <text:p>73.9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54208" calcext:value-type="float">
            <text:p>74.05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188" calcext:value-type="float">
            <text:p>74.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76712" calcext:value-type="float">
            <text:p>74.2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5596" calcext:value-type="float">
            <text:p>74.3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22432" calcext:value-type="float">
            <text:p>74.3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04728" calcext:value-type="float">
            <text:p>74.4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92536" calcext:value-type="float">
            <text:p>74.39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92536" calcext:value-type="float">
            <text:p>74.39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26064" calcext:value-type="float">
            <text:p>74.4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02264" calcext:value-type="float">
            <text:p>74.5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87608" calcext:value-type="float">
            <text:p>74.5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10112" calcext:value-type="float">
            <text:p>74.81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19256" calcext:value-type="float">
            <text:p>74.81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31448" calcext:value-type="float">
            <text:p>74.8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10112" calcext:value-type="float">
            <text:p>74.81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07064" calcext:value-type="float">
            <text:p>74.80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13744" calcext:value-type="float">
            <text:p>74.9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59464" calcext:value-type="float">
            <text:p>74.9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75288" calcext:value-type="float">
            <text:p>75.07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97208" calcext:value-type="float">
            <text:p>75.19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52656" calcext:value-type="float">
            <text:p>75.35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324" calcext:value-type="float">
            <text:p>75.4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6496" calcext:value-type="float">
            <text:p>75.5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22048" calcext:value-type="float">
            <text:p>75.82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0168" calcext:value-type="float">
            <text:p>76.0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18288" calcext:value-type="float">
            <text:p>76.2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9352" calcext:value-type="float">
            <text:p>76.3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5552" calcext:value-type="float">
            <text:p>76.4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3464" calcext:value-type="float">
            <text:p>76.4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244" calcext:value-type="float">
            <text:p>76.6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0184" calcext:value-type="float">
            <text:p>76.9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152" calcext:value-type="float">
            <text:p>76.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9704" calcext:value-type="float">
            <text:p>76.8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056" calcext:value-type="float">
            <text:p>76.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1896" calcext:value-type="float">
            <text:p>76.8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676" calcext:value-type="float">
            <text:p>76.9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3712" calcext:value-type="float">
            <text:p>76.9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1728" calcext:value-type="float">
            <text:p>77.0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8408" calcext:value-type="float">
            <text:p>77.1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75944" calcext:value-type="float">
            <text:p>77.2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78992" calcext:value-type="float">
            <text:p>77.2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4984" calcext:value-type="float">
            <text:p>77.2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488" calcext:value-type="float">
            <text:p>77.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1352" calcext:value-type="float">
            <text:p>77.1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2208" calcext:value-type="float">
            <text:p>77.1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0496" calcext:value-type="float">
            <text:p>77.1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0976" calcext:value-type="float">
            <text:p>77.1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296" calcext:value-type="float">
            <text:p>77.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1896" calcext:value-type="float">
            <text:p>76.8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912" calcext:value-type="float">
            <text:p>76.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15112" calcext:value-type="float">
            <text:p>76.7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196" calcext:value-type="float">
            <text:p>76.6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7576" calcext:value-type="float">
            <text:p>76.6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2712" calcext:value-type="float">
            <text:p>76.5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9184" calcext:value-type="float">
            <text:p>76.5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5552" calcext:value-type="float">
            <text:p>76.4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07264" calcext:value-type="float">
            <text:p>76.4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764" calcext:value-type="float">
            <text:p>76.3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1064" calcext:value-type="float">
            <text:p>76.3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88392" calcext:value-type="float">
            <text:p>76.2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57912" calcext:value-type="float">
            <text:p>76.2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5032" calcext:value-type="float">
            <text:p>76.07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7976" calcext:value-type="float">
            <text:p>76.0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6536" calcext:value-type="float">
            <text:p>75.91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7976" calcext:value-type="float">
            <text:p>76.0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5804" calcext:value-type="float">
            <text:p>75.7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60504" calcext:value-type="float">
            <text:p>75.66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6768" calcext:value-type="float">
            <text:p>75.4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73992" calcext:value-type="float">
            <text:p>75.37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97792" calcext:value-type="float">
            <text:p>75.29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0084" calcext:value-type="float">
            <text:p>75.30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06936" calcext:value-type="float">
            <text:p>75.30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9416" calcext:value-type="float">
            <text:p>75.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08232" calcext:value-type="float">
            <text:p>75.0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68608" calcext:value-type="float">
            <text:p>74.9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38128" calcext:value-type="float">
            <text:p>74.93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92408" calcext:value-type="float">
            <text:p>74.8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10696" calcext:value-type="float">
            <text:p>74.91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62512" calcext:value-type="float">
            <text:p>74.96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68024" calcext:value-type="float">
            <text:p>74.86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00968" calcext:value-type="float">
            <text:p>74.80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284" calcext:value-type="float">
            <text:p>74.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68024" calcext:value-type="float">
            <text:p>74.86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22888" calcext:value-type="float">
            <text:p>74.9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7224" calcext:value-type="float">
            <text:p>75.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9416" calcext:value-type="float">
            <text:p>75.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25808" calcext:value-type="float">
            <text:p>75.42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944" calcext:value-type="float">
            <text:p>75.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7516" calcext:value-type="float">
            <text:p>75.5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11736" calcext:value-type="float">
            <text:p>75.6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17832" calcext:value-type="float">
            <text:p>75.6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51944" calcext:value-type="float">
            <text:p>75.75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7288" calcext:value-type="float">
            <text:p>75.83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6744" calcext:value-type="float">
            <text:p>76.0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75616" calcext:value-type="float">
            <text:p>76.17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7536" calcext:value-type="float">
            <text:p>76.2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5824" calcext:value-type="float">
            <text:p>76.3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6472" calcext:value-type="float">
            <text:p>76.16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6284" calcext:value-type="float">
            <text:p>76.0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236" calcext:value-type="float">
            <text:p>76.0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424" calcext:value-type="float">
            <text:p>75.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39168" calcext:value-type="float">
            <text:p>75.63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3344" calcext:value-type="float">
            <text:p>75.5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06936" calcext:value-type="float">
            <text:p>75.30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75288" calcext:value-type="float">
            <text:p>75.07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08232" calcext:value-type="float">
            <text:p>75.0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33912" calcext:value-type="float">
            <text:p>74.73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76" calcext:value-type="float">
            <text:p>74.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6264" calcext:value-type="float">
            <text:p>74.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41304" calcext:value-type="float">
            <text:p>74.4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76712" calcext:value-type="float">
            <text:p>74.2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93832" calcext:value-type="float">
            <text:p>74.09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6828" calcext:value-type="float">
            <text:p>73.8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40264" calcext:value-type="float">
            <text:p>73.74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40976" calcext:value-type="float">
            <text:p>73.34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22104" calcext:value-type="float">
            <text:p>73.22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768" calcext:value-type="float">
            <text:p>72.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61856" calcext:value-type="float">
            <text:p>72.7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6304" calcext:value-type="float">
            <text:p>72.5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9248" calcext:value-type="float">
            <text:p>72.4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9896" calcext:value-type="float">
            <text:p>72.31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8728" calcext:value-type="float">
            <text:p>72.11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15096" calcext:value-type="float">
            <text:p>72.01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12048" calcext:value-type="float">
            <text:p>72.01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948" calcext:value-type="float">
            <text:p>72.0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48624" calcext:value-type="float">
            <text:p>72.04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24824" calcext:value-type="float">
            <text:p>72.12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664" calcext:value-type="float">
            <text:p>72.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55888" calcext:value-type="float">
            <text:p>72.25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4428" calcext:value-type="float">
            <text:p>72.3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41232" calcext:value-type="float">
            <text:p>72.34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3048" calcext:value-type="float">
            <text:p>72.39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0376" calcext:value-type="float">
            <text:p>72.3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41232" calcext:value-type="float">
            <text:p>72.34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38184" calcext:value-type="float">
            <text:p>72.33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4428" calcext:value-type="float">
            <text:p>72.3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6368" calcext:value-type="float">
            <text:p>72.2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3048" calcext:value-type="float">
            <text:p>72.39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904" calcext:value-type="float">
            <text:p>72.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1984" calcext:value-type="float">
            <text:p>72.26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1504" calcext:value-type="float">
            <text:p>72.2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2632" calcext:value-type="float">
            <text:p>72.11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09584" calcext:value-type="float">
            <text:p>72.1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24824" calcext:value-type="float">
            <text:p>72.12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21776" calcext:value-type="float">
            <text:p>72.12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2736" calcext:value-type="float">
            <text:p>72.1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664" calcext:value-type="float">
            <text:p>72.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2736" calcext:value-type="float">
            <text:p>72.1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48624" calcext:value-type="float">
            <text:p>72.04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2008" calcext:value-type="float">
            <text:p>71.69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0944" calcext:value-type="float">
            <text:p>71.56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95768" calcext:value-type="float">
            <text:p>71.29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89088" calcext:value-type="float">
            <text:p>71.1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0112" calcext:value-type="float">
            <text:p>71.0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2696" calcext:value-type="float">
            <text:p>70.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71512" calcext:value-type="float">
            <text:p>70.7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898" calcext:value-type="float">
            <text:p>70.7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44664" calcext:value-type="float">
            <text:p>70.8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78192" calcext:value-type="float">
            <text:p>70.8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30592" calcext:value-type="float">
            <text:p>71.03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10424" calcext:value-type="float">
            <text:p>71.2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39024" calcext:value-type="float">
            <text:p>71.43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752" calcext:value-type="float">
            <text:p>71.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3032" calcext:value-type="float">
            <text:p>71.50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05496" calcext:value-type="float">
            <text:p>71.40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83576" calcext:value-type="float">
            <text:p>71.2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07376" calcext:value-type="float">
            <text:p>71.2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6896" calcext:value-type="float">
            <text:p>71.1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31176" calcext:value-type="float">
            <text:p>71.1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04328" calcext:value-type="float">
            <text:p>71.2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3176" calcext:value-type="float">
            <text:p>71.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946" calcext:value-type="float">
            <text:p>71.0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01408" calcext:value-type="float">
            <text:p>70.7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27672" calcext:value-type="float">
            <text:p>70.52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08216" calcext:value-type="float">
            <text:p>70.3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61328" calcext:value-type="float">
            <text:p>70.06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3688" calcext:value-type="float">
            <text:p>69.8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41872" calcext:value-type="float">
            <text:p>69.84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74816" calcext:value-type="float">
            <text:p>69.7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3856" calcext:value-type="float">
            <text:p>69.7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44" calcext:value-type="float">
            <text:p>69.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88304" calcext:value-type="float">
            <text:p>69.4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7916" calcext:value-type="float">
            <text:p>69.4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00496" calcext:value-type="float">
            <text:p>69.50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15736" calcext:value-type="float">
            <text:p>69.5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44" calcext:value-type="float">
            <text:p>69.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0184" calcext:value-type="float">
            <text:p>69.2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9328" calcext:value-type="float">
            <text:p>69.2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01208" calcext:value-type="float">
            <text:p>69.10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55488" calcext:value-type="float">
            <text:p>69.05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46344" calcext:value-type="float">
            <text:p>69.0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94528" calcext:value-type="float">
            <text:p>68.99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96992" calcext:value-type="float">
            <text:p>68.89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27472" calcext:value-type="float">
            <text:p>68.92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67096" calcext:value-type="float">
            <text:p>68.96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72" calcext:value-type="float">
            <text:p>69.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10352" calcext:value-type="float">
            <text:p>69.11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4464" calcext:value-type="float">
            <text:p>69.2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1624" calcext:value-type="float">
            <text:p>69.3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24296" calcext:value-type="float">
            <text:p>69.4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9328" calcext:value-type="float">
            <text:p>69.2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71896" calcext:value-type="float">
            <text:p>69.2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49976" calcext:value-type="float">
            <text:p>69.14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79872" calcext:value-type="float">
            <text:p>69.07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5864" calcext:value-type="float">
            <text:p>69.0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70728" calcext:value-type="float">
            <text:p>69.07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0484" calcext:value-type="float">
            <text:p>69.2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008" calcext:value-type="float">
            <text:p>69.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676" calcext:value-type="float">
            <text:p>69.3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70016" calcext:value-type="float">
            <text:p>69.4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6216" calcext:value-type="float">
            <text:p>69.5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6424" calcext:value-type="float">
            <text:p>69.6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588" calcext:value-type="float">
            <text:p>69.9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0368" calcext:value-type="float">
            <text:p>70.0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5828" calcext:value-type="float">
            <text:p>70.0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55232" calcext:value-type="float">
            <text:p>70.05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8876" calcext:value-type="float">
            <text:p>70.08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46088" calcext:value-type="float">
            <text:p>70.04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6736" calcext:value-type="float">
            <text:p>69.89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38824" calcext:value-type="float">
            <text:p>69.8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1496" calcext:value-type="float">
            <text:p>69.8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91224" calcext:value-type="float">
            <text:p>69.9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9408" calcext:value-type="float">
            <text:p>69.9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3312" calcext:value-type="float">
            <text:p>69.9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87008" calcext:value-type="float">
            <text:p>69.7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9368" calcext:value-type="float">
            <text:p>69.6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12688" calcext:value-type="float">
            <text:p>69.5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2104" calcext:value-type="float">
            <text:p>69.4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45632" calcext:value-type="float">
            <text:p>69.4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42584" calcext:value-type="float">
            <text:p>69.4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88888" calcext:value-type="float">
            <text:p>69.5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6696" calcext:value-type="float">
            <text:p>69.5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0964" calcext:value-type="float">
            <text:p>69.5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24296" calcext:value-type="float">
            <text:p>69.4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4568" calcext:value-type="float">
            <text:p>69.3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6656" calcext:value-type="float">
            <text:p>69.2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8056" calcext:value-type="float">
            <text:p>69.0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27472" calcext:value-type="float">
            <text:p>68.92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0208" calcext:value-type="float">
            <text:p>68.7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74488" calcext:value-type="float">
            <text:p>68.67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3428" calcext:value-type="float">
            <text:p>68.5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82464" calcext:value-type="float">
            <text:p>68.4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7332" calcext:value-type="float">
            <text:p>68.4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45888" calcext:value-type="float">
            <text:p>68.4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5808" calcext:value-type="float">
            <text:p>68.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79416" calcext:value-type="float">
            <text:p>68.4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06848" calcext:value-type="float">
            <text:p>68.5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67224" calcext:value-type="float">
            <text:p>68.4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82464" calcext:value-type="float">
            <text:p>68.4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9524" calcext:value-type="float">
            <text:p>68.5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05552" calcext:value-type="float">
            <text:p>68.8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45176" calcext:value-type="float">
            <text:p>68.8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57952" calcext:value-type="float">
            <text:p>68.9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07304" calcext:value-type="float">
            <text:p>69.10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2" calcext:value-type="float">
            <text:p>69.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5048" calcext:value-type="float">
            <text:p>69.3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772" calcext:value-type="float">
            <text:p>69.38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056" calcext:value-type="float">
            <text:p>69.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65216" calcext:value-type="float">
            <text:p>69.1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3-13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3128" calcext:value-type="float">
            <text:p>69.2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3392" calcext:value-type="float">
            <text:p>70.5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3392" calcext:value-type="float">
            <text:p>70.5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3392" calcext:value-type="float">
            <text:p>70.5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3392" calcext:value-type="float">
            <text:p>70.5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3392" calcext:value-type="float">
            <text:p>70.5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3392" calcext:value-type="float">
            <text:p>70.5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3392" calcext:value-type="float">
            <text:p>70.5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3392" calcext:value-type="float">
            <text:p>70.5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3872" calcext:value-type="float">
            <text:p>70.6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3872" calcext:value-type="float">
            <text:p>70.6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3392" calcext:value-type="float">
            <text:p>70.5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3392" calcext:value-type="float">
            <text:p>70.5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3392" calcext:value-type="float">
            <text:p>70.5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3392" calcext:value-type="float">
            <text:p>70.5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3392" calcext:value-type="float">
            <text:p>70.5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3392" calcext:value-type="float">
            <text:p>70.5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3872" calcext:value-type="float">
            <text:p>70.6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3392" calcext:value-type="float">
            <text:p>70.5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3392" calcext:value-type="float">
            <text:p>70.5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3392" calcext:value-type="float">
            <text:p>70.5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3392" calcext:value-type="float">
            <text:p>70.5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3392" calcext:value-type="float">
            <text:p>70.5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3392" calcext:value-type="float">
            <text:p>70.5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3392" calcext:value-type="float">
            <text:p>70.5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3392" calcext:value-type="float">
            <text:p>70.5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3872" calcext:value-type="float">
            <text:p>70.6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3392" calcext:value-type="float">
            <text:p>70.5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3392" calcext:value-type="float">
            <text:p>70.5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3392" calcext:value-type="float">
            <text:p>70.5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3392" calcext:value-type="float">
            <text:p>70.5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3872" calcext:value-type="float">
            <text:p>70.6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3392" calcext:value-type="float">
            <text:p>70.5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3392" calcext:value-type="float">
            <text:p>70.5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3392" calcext:value-type="float">
            <text:p>70.5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3392" calcext:value-type="float">
            <text:p>70.5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3392" calcext:value-type="float">
            <text:p>70.5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3392" calcext:value-type="float">
            <text:p>70.5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3392" calcext:value-type="float">
            <text:p>70.5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3392" calcext:value-type="float">
            <text:p>70.5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3392" calcext:value-type="float">
            <text:p>70.5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3392" calcext:value-type="float">
            <text:p>70.5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3392" calcext:value-type="float">
            <text:p>70.5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3392" calcext:value-type="float">
            <text:p>70.5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3392" calcext:value-type="float">
            <text:p>70.5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3392" calcext:value-type="float">
            <text:p>70.5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3392" calcext:value-type="float">
            <text:p>70.5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3392" calcext:value-type="float">
            <text:p>70.5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3872" calcext:value-type="float">
            <text:p>70.6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3392" calcext:value-type="float">
            <text:p>70.5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3392" calcext:value-type="float">
            <text:p>70.5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3392" calcext:value-type="float">
            <text:p>70.5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3392" calcext:value-type="float">
            <text:p>70.5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3392" calcext:value-type="float">
            <text:p>70.5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3392" calcext:value-type="float">
            <text:p>70.5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3392" calcext:value-type="float">
            <text:p>70.5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3392" calcext:value-type="float">
            <text:p>70.5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3392" calcext:value-type="float">
            <text:p>70.5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3392" calcext:value-type="float">
            <text:p>70.5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3392" calcext:value-type="float">
            <text:p>70.5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3392" calcext:value-type="float">
            <text:p>70.5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3392" calcext:value-type="float">
            <text:p>70.5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3392" calcext:value-type="float">
            <text:p>70.5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3392" calcext:value-type="float">
            <text:p>70.5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3392" calcext:value-type="float">
            <text:p>70.5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3392" calcext:value-type="float">
            <text:p>70.5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3392" calcext:value-type="float">
            <text:p>70.5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3392" calcext:value-type="float">
            <text:p>70.5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3392" calcext:value-type="float">
            <text:p>70.5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3392" calcext:value-type="float">
            <text:p>70.5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3392" calcext:value-type="float">
            <text:p>70.5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3392" calcext:value-type="float">
            <text:p>70.5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12-14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0584" calcext:value-type="float">
            <text:p>72.4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6072" calcext:value-type="float">
            <text:p>76.7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9976" calcext:value-type="float">
            <text:p>76.7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91312" calcext:value-type="float">
            <text:p>76.7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0728" calcext:value-type="float">
            <text:p>76.6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6136" calcext:value-type="float">
            <text:p>76.5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56032" calcext:value-type="float">
            <text:p>76.4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5552" calcext:value-type="float">
            <text:p>76.4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0584" calcext:value-type="float">
            <text:p>76.3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3904" calcext:value-type="float">
            <text:p>76.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6264" calcext:value-type="float">
            <text:p>76.0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7016" calcext:value-type="float">
            <text:p>75.9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948" calcext:value-type="float">
            <text:p>75.8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82424" calcext:value-type="float">
            <text:p>75.78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69648" calcext:value-type="float">
            <text:p>75.66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9544" calcext:value-type="float">
            <text:p>75.59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69064" calcext:value-type="float">
            <text:p>75.56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11736" calcext:value-type="float">
            <text:p>75.6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08688" calcext:value-type="float">
            <text:p>75.60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08688" calcext:value-type="float">
            <text:p>75.60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9544" calcext:value-type="float">
            <text:p>75.59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23928" calcext:value-type="float">
            <text:p>75.62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48896" calcext:value-type="float">
            <text:p>75.74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3864" calcext:value-type="float">
            <text:p>75.87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3592" calcext:value-type="float">
            <text:p>75.98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0648" calcext:value-type="float">
            <text:p>76.0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568" calcext:value-type="float">
            <text:p>75.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91568" calcext:value-type="float">
            <text:p>75.79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60504" calcext:value-type="float">
            <text:p>75.66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5432" calcext:value-type="float">
            <text:p>75.46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73408" calcext:value-type="float">
            <text:p>75.27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1796" calcext:value-type="float">
            <text:p>75.1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71656" calcext:value-type="float">
            <text:p>74.9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4364" calcext:value-type="float">
            <text:p>74.84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79048" calcext:value-type="float">
            <text:p>74.67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60176" calcext:value-type="float">
            <text:p>74.5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89488" calcext:value-type="float">
            <text:p>74.3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0356" calcext:value-type="float">
            <text:p>74.20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3592" calcext:value-type="float">
            <text:p>74.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79888" calcext:value-type="float">
            <text:p>73.77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3104" calcext:value-type="float">
            <text:p>73.6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632" calcext:value-type="float">
            <text:p>73.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52584" calcext:value-type="float">
            <text:p>73.25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42856" calcext:value-type="float">
            <text:p>73.14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27032" calcext:value-type="float">
            <text:p>73.02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6448" calcext:value-type="float">
            <text:p>72.9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04528" calcext:value-type="float">
            <text:p>72.8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0416" calcext:value-type="float">
            <text:p>72.67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0208" calcext:value-type="float">
            <text:p>72.5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41816" calcext:value-type="float">
            <text:p>72.44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0376" calcext:value-type="float">
            <text:p>72.3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55888" calcext:value-type="float">
            <text:p>72.25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8832" calcext:value-type="float">
            <text:p>72.18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67496" calcext:value-type="float">
            <text:p>72.16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84616" calcext:value-type="float">
            <text:p>71.98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62112" calcext:value-type="float">
            <text:p>71.76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656" calcext:value-type="float">
            <text:p>71.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3844" calcext:value-type="float">
            <text:p>71.33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2508" calcext:value-type="float">
            <text:p>71.1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17816" calcext:value-type="float">
            <text:p>70.9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7456" calcext:value-type="float">
            <text:p>70.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31304" calcext:value-type="float">
            <text:p>70.6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72808" calcext:value-type="float">
            <text:p>70.4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92976" calcext:value-type="float">
            <text:p>70.29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10096" calcext:value-type="float">
            <text:p>70.11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1976" calcext:value-type="float">
            <text:p>69.9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47968" calcext:value-type="float">
            <text:p>69.8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9224" calcext:value-type="float">
            <text:p>69.2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72" calcext:value-type="float">
            <text:p>69.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42712" calcext:value-type="float">
            <text:p>68.9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72608" calcext:value-type="float">
            <text:p>68.8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11648" calcext:value-type="float">
            <text:p>68.8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65928" calcext:value-type="float">
            <text:p>68.7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1716" calcext:value-type="float">
            <text:p>68.7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19624" calcext:value-type="float">
            <text:p>68.6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15408" calcext:value-type="float">
            <text:p>68.4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41672" calcext:value-type="float">
            <text:p>68.2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3136" calcext:value-type="float">
            <text:p>68.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30192" calcext:value-type="float">
            <text:p>67.8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25976" calcext:value-type="float">
            <text:p>67.6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5892" calcext:value-type="float">
            <text:p>67.5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6624" calcext:value-type="float">
            <text:p>67.47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72408" calcext:value-type="float">
            <text:p>67.2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35832" calcext:value-type="float">
            <text:p>67.2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2552" calcext:value-type="float">
            <text:p>67.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3496" calcext:value-type="float">
            <text:p>66.8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5308" calcext:value-type="float">
            <text:p>66.5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58008" calcext:value-type="float">
            <text:p>66.35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29992" calcext:value-type="float">
            <text:p>66.2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9784" calcext:value-type="float">
            <text:p>66.0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8824" calcext:value-type="float">
            <text:p>66.0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6152" calcext:value-type="float">
            <text:p>65.98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72792" calcext:value-type="float">
            <text:p>65.77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99056" calcext:value-type="float">
            <text:p>65.5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22272" calcext:value-type="float">
            <text:p>65.4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33296" calcext:value-type="float">
            <text:p>65.2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83944" calcext:value-type="float">
            <text:p>65.0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58976" calcext:value-type="float">
            <text:p>64.9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6144" calcext:value-type="float">
            <text:p>64.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60856" calcext:value-type="float">
            <text:p>64.7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6848" calcext:value-type="float">
            <text:p>64.6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81608" calcext:value-type="float">
            <text:p>64.68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38" calcext:value-type="float">
            <text:p>64.6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2428" calcext:value-type="float">
            <text:p>64.7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9896" calcext:value-type="float">
            <text:p>64.69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87704" calcext:value-type="float">
            <text:p>64.6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05992" calcext:value-type="float">
            <text:p>64.7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29792" calcext:value-type="float">
            <text:p>64.6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1504" calcext:value-type="float">
            <text:p>64.6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1504" calcext:value-type="float">
            <text:p>64.6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08456" calcext:value-type="float">
            <text:p>64.60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20648" calcext:value-type="float">
            <text:p>64.6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26744" calcext:value-type="float">
            <text:p>64.6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08456" calcext:value-type="float">
            <text:p>64.60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5-25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99312" calcext:value-type="float">
            <text:p>64.5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21688" calcext:value-type="float">
            <text:p>65.3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43024" calcext:value-type="float">
            <text:p>65.3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16176" calcext:value-type="float">
            <text:p>65.41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98472" calcext:value-type="float">
            <text:p>65.49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7772" calcext:value-type="float">
            <text:p>65.5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78304" calcext:value-type="float">
            <text:p>65.67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54504" calcext:value-type="float">
            <text:p>65.75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05736" calcext:value-type="float">
            <text:p>65.7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60016" calcext:value-type="float">
            <text:p>65.66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68576" calcext:value-type="float">
            <text:p>65.5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9704" calcext:value-type="float">
            <text:p>65.4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67408" calcext:value-type="float">
            <text:p>65.36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8816" calcext:value-type="float">
            <text:p>65.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15008" calcext:value-type="float">
            <text:p>65.2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17472" calcext:value-type="float">
            <text:p>65.1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63696" calcext:value-type="float">
            <text:p>79.8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21024" calcext:value-type="float">
            <text:p>79.8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48456" calcext:value-type="float">
            <text:p>79.8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75304" calcext:value-type="float">
            <text:p>79.7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7472" calcext:value-type="float">
            <text:p>79.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64992" calcext:value-type="float">
            <text:p>79.5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24784" calcext:value-type="float">
            <text:p>79.4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3448" calcext:value-type="float">
            <text:p>79.4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91256" calcext:value-type="float">
            <text:p>79.3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992" calcext:value-type="float">
            <text:p>79.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21736" calcext:value-type="float">
            <text:p>79.4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9648" calcext:value-type="float">
            <text:p>79.4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8416" calcext:value-type="float">
            <text:p>79.5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92424" calcext:value-type="float">
            <text:p>79.5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376" calcext:value-type="float">
            <text:p>79.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99104" calcext:value-type="float">
            <text:p>79.6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17976" calcext:value-type="float">
            <text:p>79.8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1504" calcext:value-type="float">
            <text:p>79.8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93592" calcext:value-type="float">
            <text:p>79.7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3864" calcext:value-type="float">
            <text:p>79.6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62528" calcext:value-type="float">
            <text:p>79.6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9852" calcext:value-type="float">
            <text:p>79.5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9648" calcext:value-type="float">
            <text:p>79.4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27832" calcext:value-type="float">
            <text:p>79.4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27832" calcext:value-type="float">
            <text:p>79.4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3072" calcext:value-type="float">
            <text:p>79.4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6804" calcext:value-type="float">
            <text:p>79.5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0712" calcext:value-type="float">
            <text:p>79.6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328" calcext:value-type="float">
            <text:p>79.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74136" calcext:value-type="float">
            <text:p>79.5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6432" calcext:value-type="float">
            <text:p>79.6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38728" calcext:value-type="float">
            <text:p>79.7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2384" calcext:value-type="float">
            <text:p>79.2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57016" calcext:value-type="float">
            <text:p>79.7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02736" calcext:value-type="float">
            <text:p>79.8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69792" calcext:value-type="float">
            <text:p>79.8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33216" calcext:value-type="float">
            <text:p>79.8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57016" calcext:value-type="float">
            <text:p>79.7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6808" calcext:value-type="float">
            <text:p>79.6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66" calcext:value-type="float">
            <text:p>79.4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944" calcext:value-type="float">
            <text:p>79.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9232" calcext:value-type="float">
            <text:p>79.1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2176" calcext:value-type="float">
            <text:p>79.1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2176" calcext:value-type="float">
            <text:p>79.1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9608" calcext:value-type="float">
            <text:p>79.1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81528" calcext:value-type="float">
            <text:p>79.2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832" calcext:value-type="float">
            <text:p>77.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5056" calcext:value-type="float">
            <text:p>79.3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04" calcext:value-type="float">
            <text:p>79.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52216" calcext:value-type="float">
            <text:p>79.4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0504" calcext:value-type="float">
            <text:p>79.4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0024" calcext:value-type="float">
            <text:p>79.4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64408" calcext:value-type="float">
            <text:p>79.4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2496" calcext:value-type="float">
            <text:p>77.8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4424" calcext:value-type="float">
            <text:p>79.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71672" calcext:value-type="float">
            <text:p>79.6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948" calcext:value-type="float">
            <text:p>79.6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6432" calcext:value-type="float">
            <text:p>79.6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996" calcext:value-type="float">
            <text:p>79.6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02152" calcext:value-type="float">
            <text:p>79.7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93008" calcext:value-type="float">
            <text:p>79.6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232" calcext:value-type="float">
            <text:p>79.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63112" calcext:value-type="float">
            <text:p>79.7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24072" calcext:value-type="float">
            <text:p>79.8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33216" calcext:value-type="float">
            <text:p>79.8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75888" calcext:value-type="float">
            <text:p>79.8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9664" calcext:value-type="float">
            <text:p>79.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13048" calcext:value-type="float">
            <text:p>80.0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084" calcext:value-type="float">
            <text:p>79.1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9288" calcext:value-type="float">
            <text:p>80.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89832" calcext:value-type="float">
            <text:p>80.1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9288" calcext:value-type="float">
            <text:p>80.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14216" calcext:value-type="float">
            <text:p>80.2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90416" calcext:value-type="float">
            <text:p>80.2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91256" calcext:value-type="float">
            <text:p>79.3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98976" calcext:value-type="float">
            <text:p>80.1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26408" calcext:value-type="float">
            <text:p>80.2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05656" calcext:value-type="float">
            <text:p>80.3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95928" calcext:value-type="float">
            <text:p>80.1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6936" calcext:value-type="float">
            <text:p>79.1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97808" calcext:value-type="float">
            <text:p>79.9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3072" calcext:value-type="float">
            <text:p>79.4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32048" calcext:value-type="float">
            <text:p>79.6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31464" calcext:value-type="float">
            <text:p>79.5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96056" calcext:value-type="float">
            <text:p>79.6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8896" calcext:value-type="float">
            <text:p>79.5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18" calcext:value-type="float">
            <text:p>79.1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1564" calcext:value-type="float">
            <text:p>79.4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1152" calcext:value-type="float">
            <text:p>79.3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9712" calcext:value-type="float">
            <text:p>79.2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3276" calcext:value-type="float">
            <text:p>79.2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7896" calcext:value-type="float">
            <text:p>79.1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8648" calcext:value-type="float">
            <text:p>79.0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3304" calcext:value-type="float">
            <text:p>79.0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31592" calcext:value-type="float">
            <text:p>79.0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62072" calcext:value-type="float">
            <text:p>79.0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68168" calcext:value-type="float">
            <text:p>79.0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9504" calcext:value-type="float">
            <text:p>79.0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25496" calcext:value-type="float">
            <text:p>79.0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25496" calcext:value-type="float">
            <text:p>79.0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0256" calcext:value-type="float">
            <text:p>79.0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212" calcext:value-type="float">
            <text:p>77.9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9816" calcext:value-type="float">
            <text:p>79.2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5536" calcext:value-type="float">
            <text:p>79.3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2488" calcext:value-type="float">
            <text:p>79.3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81528" calcext:value-type="float">
            <text:p>79.2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38856" calcext:value-type="float">
            <text:p>79.2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4952" calcext:value-type="float">
            <text:p>79.2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02536" calcext:value-type="float">
            <text:p>78.2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896" calcext:value-type="float">
            <text:p>79.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5912" calcext:value-type="float">
            <text:p>79.3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848" calcext:value-type="float">
            <text:p>79.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0192" calcext:value-type="float">
            <text:p>79.2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0568" calcext:value-type="float">
            <text:p>79.2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4472" calcext:value-type="float">
            <text:p>79.2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05328" calcext:value-type="float">
            <text:p>79.2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4472" calcext:value-type="float">
            <text:p>79.2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6184" calcext:value-type="float">
            <text:p>79.1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9608" calcext:value-type="float">
            <text:p>79.1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07792" calcext:value-type="float">
            <text:p>79.1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59024" calcext:value-type="float">
            <text:p>79.0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9776" calcext:value-type="float">
            <text:p>78.9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40864" calcext:value-type="float">
            <text:p>78.5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812" calcext:value-type="float">
            <text:p>78.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2304" calcext:value-type="float">
            <text:p>78.6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89048" calcext:value-type="float">
            <text:p>78.4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9456" calcext:value-type="float">
            <text:p>78.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0312" calcext:value-type="float">
            <text:p>78.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02536" calcext:value-type="float">
            <text:p>78.2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8864" calcext:value-type="float">
            <text:p>77.7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6816" calcext:value-type="float">
            <text:p>78.1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17192" calcext:value-type="float">
            <text:p>78.1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68424" calcext:value-type="float">
            <text:p>78.0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3184" calcext:value-type="float">
            <text:p>78.0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0512" calcext:value-type="float">
            <text:p>78.0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6024" calcext:value-type="float">
            <text:p>77.9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64" calcext:value-type="float">
            <text:p>77.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9344" calcext:value-type="float">
            <text:p>77.8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6192" calcext:value-type="float">
            <text:p>77.7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7424" calcext:value-type="float">
            <text:p>77.6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95984" calcext:value-type="float">
            <text:p>77.5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74648" calcext:value-type="float">
            <text:p>77.5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9304" calcext:value-type="float">
            <text:p>77.4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00912" calcext:value-type="float">
            <text:p>77.4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6424" calcext:value-type="float">
            <text:p>77.3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2312" calcext:value-type="float">
            <text:p>77.1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772" calcext:value-type="float">
            <text:p>77.0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5904" calcext:value-type="float">
            <text:p>76.9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9328" calcext:value-type="float">
            <text:p>76.9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8264" calcext:value-type="float">
            <text:p>76.7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24256" calcext:value-type="float">
            <text:p>76.7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6824" calcext:value-type="float">
            <text:p>76.6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6136" calcext:value-type="float">
            <text:p>76.5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04216" calcext:value-type="float">
            <text:p>76.4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6576" calcext:value-type="float">
            <text:p>76.2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5032" calcext:value-type="float">
            <text:p>76.07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7392" calcext:value-type="float">
            <text:p>75.90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75744" calcext:value-type="float">
            <text:p>75.6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17248" calcext:value-type="float">
            <text:p>75.5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16664" calcext:value-type="float">
            <text:p>75.4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88648" calcext:value-type="float">
            <text:p>75.28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094" calcext:value-type="float">
            <text:p>75.2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8748" calcext:value-type="float">
            <text:p>75.0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41176" calcext:value-type="float">
            <text:p>74.94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37544" calcext:value-type="float">
            <text:p>74.83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58296" calcext:value-type="float">
            <text:p>74.7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72952" calcext:value-type="float">
            <text:p>74.67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0836" calcext:value-type="float">
            <text:p>74.5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35208" calcext:value-type="float">
            <text:p>74.4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0168" calcext:value-type="float">
            <text:p>74.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61472" calcext:value-type="float">
            <text:p>74.26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33456" calcext:value-type="float">
            <text:p>74.13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26776" calcext:value-type="float">
            <text:p>74.0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50576" calcext:value-type="float">
            <text:p>73.9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56088" calcext:value-type="float">
            <text:p>73.8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21976" calcext:value-type="float">
            <text:p>73.72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97008" calcext:value-type="float">
            <text:p>73.5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8408" calcext:value-type="float">
            <text:p>73.36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9912" calcext:value-type="float">
            <text:p>73.20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4088" calcext:value-type="float">
            <text:p>73.09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912" calcext:value-type="float">
            <text:p>72.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0148" calcext:value-type="float">
            <text:p>72.80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336" calcext:value-type="float">
            <text:p>72.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10-28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5824" calcext:value-type="float">
            <text:p>72.5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4804" calcext:value-type="float">
            <text:p>71.94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97976" calcext:value-type="float">
            <text:p>72.19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86952" calcext:value-type="float">
            <text:p>72.38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78392" calcext:value-type="float">
            <text:p>72.4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336" calcext:value-type="float">
            <text:p>72.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6136" calcext:value-type="float">
            <text:p>72.7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1104" calcext:value-type="float">
            <text:p>72.8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436" calcext:value-type="float">
            <text:p>72.9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34296" calcext:value-type="float">
            <text:p>73.23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108" calcext:value-type="float">
            <text:p>73.41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4128" calcext:value-type="float">
            <text:p>73.41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4504" calcext:value-type="float">
            <text:p>73.37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2792" calcext:value-type="float">
            <text:p>73.39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156" calcext:value-type="float">
            <text:p>73.44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78136" calcext:value-type="float">
            <text:p>73.47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75672" calcext:value-type="float">
            <text:p>73.5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75672" calcext:value-type="float">
            <text:p>73.5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9576" calcext:value-type="float">
            <text:p>73.5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75672" calcext:value-type="float">
            <text:p>73.5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87864" calcext:value-type="float">
            <text:p>73.5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9576" calcext:value-type="float">
            <text:p>73.5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75672" calcext:value-type="float">
            <text:p>73.5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12248" calcext:value-type="float">
            <text:p>73.6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4824" calcext:value-type="float">
            <text:p>73.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0808" calcext:value-type="float">
            <text:p>73.52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3376" calcext:value-type="float">
            <text:p>73.4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0252" calcext:value-type="float">
            <text:p>73.5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4232" calcext:value-type="float">
            <text:p>73.4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9952" calcext:value-type="float">
            <text:p>73.5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14712" calcext:value-type="float">
            <text:p>73.5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8032" calcext:value-type="float">
            <text:p>73.40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9536" calcext:value-type="float">
            <text:p>73.24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5048" calcext:value-type="float">
            <text:p>73.15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00184" calcext:value-type="float">
            <text:p>73.10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48368" calcext:value-type="float">
            <text:p>73.04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27032" calcext:value-type="float">
            <text:p>73.02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056" calcext:value-type="float">
            <text:p>73.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104" calcext:value-type="float">
            <text:p>73.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008" calcext:value-type="float">
            <text:p>73.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7784" calcext:value-type="float">
            <text:p>72.9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4152" calcext:value-type="float">
            <text:p>72.8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34424" calcext:value-type="float">
            <text:p>72.7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908" calcext:value-type="float">
            <text:p>72.6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7536" calcext:value-type="float">
            <text:p>72.4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38184" calcext:value-type="float">
            <text:p>72.33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2464" calcext:value-type="float">
            <text:p>72.2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55888" calcext:value-type="float">
            <text:p>72.25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9792" calcext:value-type="float">
            <text:p>72.24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9416" calcext:value-type="float">
            <text:p>72.2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7476" calcext:value-type="float">
            <text:p>72.3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716" calcext:value-type="float">
            <text:p>72.5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004" calcext:value-type="float">
            <text:p>72.7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292" calcext:value-type="float">
            <text:p>72.8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9-01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63936" calcext:value-type="float">
            <text:p>74.16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764" calcext:value-type="float">
            <text:p>76.3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6264" calcext:value-type="float">
            <text:p>76.0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0816" calcext:value-type="float">
            <text:p>75.87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19" calcext:value-type="float">
            <text:p>75.8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75744" calcext:value-type="float">
            <text:p>75.6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35536" calcext:value-type="float">
            <text:p>75.53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10568" calcext:value-type="float">
            <text:p>75.4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82552" calcext:value-type="float">
            <text:p>75.28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99672" calcext:value-type="float">
            <text:p>75.09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62512" calcext:value-type="float">
            <text:p>74.96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22304" calcext:value-type="float">
            <text:p>74.82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18672" calcext:value-type="float">
            <text:p>74.71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3028" calcext:value-type="float">
            <text:p>74.63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02848" calcext:value-type="float">
            <text:p>74.6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36376" calcext:value-type="float">
            <text:p>74.6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05312" calcext:value-type="float">
            <text:p>74.5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15752" calcext:value-type="float">
            <text:p>74.21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14" calcext:value-type="float">
            <text:p>73.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88448" calcext:value-type="float">
            <text:p>73.68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68" calcext:value-type="float">
            <text:p>73.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3544" calcext:value-type="float">
            <text:p>73.31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57512" calcext:value-type="float">
            <text:p>73.05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5488" calcext:value-type="float">
            <text:p>72.8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1544" calcext:value-type="float">
            <text:p>72.5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7476" calcext:value-type="float">
            <text:p>72.3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0168" calcext:value-type="float">
            <text:p>72.2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79104" calcext:value-type="float">
            <text:p>72.0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20024" calcext:value-type="float">
            <text:p>71.82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704" calcext:value-type="float">
            <text:p>71.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98816" calcext:value-type="float">
            <text:p>71.29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66584" calcext:value-type="float">
            <text:p>70.9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77608" calcext:value-type="float">
            <text:p>70.7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85584" calcext:value-type="float">
            <text:p>70.5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0616" calcext:value-type="float">
            <text:p>70.4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1264" calcext:value-type="float">
            <text:p>70.3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64376" calcext:value-type="float">
            <text:p>70.06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92" calcext:value-type="float">
            <text:p>69.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7448" calcext:value-type="float">
            <text:p>69.49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2752" calcext:value-type="float">
            <text:p>69.2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61" calcext:value-type="float">
            <text:p>68.9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14112" calcext:value-type="float">
            <text:p>68.7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94656" calcext:value-type="float">
            <text:p>68.4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30064" calcext:value-type="float">
            <text:p>68.3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89856" calcext:value-type="float">
            <text:p>68.1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88688" calcext:value-type="float">
            <text:p>67.98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27144" calcext:value-type="float">
            <text:p>67.8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66184" calcext:value-type="float">
            <text:p>67.7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32656" calcext:value-type="float">
            <text:p>67.7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60088" calcext:value-type="float">
            <text:p>67.7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24096" calcext:value-type="float">
            <text:p>67.8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69816" calcext:value-type="float">
            <text:p>67.8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37456" calcext:value-type="float">
            <text:p>68.0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28896" calcext:value-type="float">
            <text:p>68.1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33824" calcext:value-type="float">
            <text:p>67.9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93032" calcext:value-type="float">
            <text:p>67.69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6748" calcext:value-type="float">
            <text:p>67.4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364" calcext:value-type="float">
            <text:p>67.2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0384" calcext:value-type="float">
            <text:p>67.0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85896" calcext:value-type="float">
            <text:p>66.9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97504" calcext:value-type="float">
            <text:p>66.8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09112" calcext:value-type="float">
            <text:p>66.8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12" calcext:value-type="float">
            <text:p>66.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2912" calcext:value-type="float">
            <text:p>66.7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4144" calcext:value-type="float">
            <text:p>66.6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10408" calcext:value-type="float">
            <text:p>66.51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97048" calcext:value-type="float">
            <text:p>66.29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11704" calcext:value-type="float">
            <text:p>66.2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0256" calcext:value-type="float">
            <text:p>66.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99512" calcext:value-type="float">
            <text:p>66.19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20264" calcext:value-type="float">
            <text:p>66.12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1872" calcext:value-type="float">
            <text:p>66.0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0912" calcext:value-type="float">
            <text:p>65.9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94712" calcext:value-type="float">
            <text:p>65.8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05736" calcext:value-type="float">
            <text:p>65.7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8848" calcext:value-type="float">
            <text:p>65.4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7292" calcext:value-type="float">
            <text:p>65.2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0528" calcext:value-type="float">
            <text:p>65.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2908" calcext:value-type="float">
            <text:p>65.0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56512" calcext:value-type="float">
            <text:p>65.0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34592" calcext:value-type="float">
            <text:p>64.9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16304" calcext:value-type="float">
            <text:p>64.91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55928" calcext:value-type="float">
            <text:p>64.95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986" calcext:value-type="float">
            <text:p>64.9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40688" calcext:value-type="float">
            <text:p>64.94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192" calcext:value-type="float">
            <text:p>64.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1572" calcext:value-type="float">
            <text:p>64.8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66368" calcext:value-type="float">
            <text:p>64.6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32256" calcext:value-type="float">
            <text:p>64.5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1672" calcext:value-type="float">
            <text:p>64.4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03656" calcext:value-type="float">
            <text:p>64.3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96392" calcext:value-type="float">
            <text:p>64.0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8608" calcext:value-type="float">
            <text:p>63.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12928" calcext:value-type="float">
            <text:p>63.81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06832" calcext:value-type="float">
            <text:p>63.80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51968" calcext:value-type="float">
            <text:p>63.75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73304" calcext:value-type="float">
            <text:p>63.77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4892" calcext:value-type="float">
            <text:p>63.7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94056" calcext:value-type="float">
            <text:p>63.69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3556" calcext:value-type="float">
            <text:p>63.5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56312" calcext:value-type="float">
            <text:p>63.4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61824" calcext:value-type="float">
            <text:p>63.3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24664" calcext:value-type="float">
            <text:p>63.2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4788" calcext:value-type="float">
            <text:p>63.0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412" calcext:value-type="float">
            <text:p>62.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00992" calcext:value-type="float">
            <text:p>62.8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33352" calcext:value-type="float">
            <text:p>62.63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69344" calcext:value-type="float">
            <text:p>62.5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29136" calcext:value-type="float">
            <text:p>62.42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52352" calcext:value-type="float">
            <text:p>62.2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93856" calcext:value-type="float">
            <text:p>62.09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2012" calcext:value-type="float">
            <text:p>61.9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4392" calcext:value-type="float">
            <text:p>61.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61624" calcext:value-type="float">
            <text:p>61.7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18368" calcext:value-type="float">
            <text:p>61.6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48264" calcext:value-type="float">
            <text:p>61.5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3912" calcext:value-type="float">
            <text:p>61.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6292" calcext:value-type="float">
            <text:p>61.4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44048" calcext:value-type="float">
            <text:p>61.3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432" calcext:value-type="float">
            <text:p>61.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28224" calcext:value-type="float">
            <text:p>61.2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336" calcext:value-type="float">
            <text:p>61.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12984" calcext:value-type="float">
            <text:p>61.2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55656" calcext:value-type="float">
            <text:p>61.2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0208" calcext:value-type="float">
            <text:p>61.10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48392" calcext:value-type="float">
            <text:p>61.0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48392" calcext:value-type="float">
            <text:p>61.0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3256" calcext:value-type="float">
            <text:p>61.1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0688" calcext:value-type="float">
            <text:p>61.1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62" calcext:value-type="float">
            <text:p>61.0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1712" calcext:value-type="float">
            <text:p>60.9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428" calcext:value-type="float">
            <text:p>60.9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904" calcext:value-type="float">
            <text:p>60.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5512" calcext:value-type="float">
            <text:p>60.8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44176" calcext:value-type="float">
            <text:p>60.8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38" calcext:value-type="float">
            <text:p>60.8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8936" calcext:value-type="float">
            <text:p>60.8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9792" calcext:value-type="float">
            <text:p>60.8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8936" calcext:value-type="float">
            <text:p>60.8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6744" calcext:value-type="float">
            <text:p>60.8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76" calcext:value-type="float">
            <text:p>60.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9584" calcext:value-type="float">
            <text:p>60.6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3864" calcext:value-type="float">
            <text:p>60.6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472" calcext:value-type="float">
            <text:p>60.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1672" calcext:value-type="float">
            <text:p>60.6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328" calcext:value-type="float">
            <text:p>60.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44304" calcext:value-type="float">
            <text:p>60.3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98584" calcext:value-type="float">
            <text:p>60.2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1152" calcext:value-type="float">
            <text:p>60.2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612" calcext:value-type="float">
            <text:p>60.3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84512" calcext:value-type="float">
            <text:p>60.4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848" calcext:value-type="float">
            <text:p>60.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7688" calcext:value-type="float">
            <text:p>59.9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7312" calcext:value-type="float">
            <text:p>60.0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2656" calcext:value-type="float">
            <text:p>60.11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0088" calcext:value-type="float">
            <text:p>60.1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6664" calcext:value-type="float">
            <text:p>60.1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0296" calcext:value-type="float">
            <text:p>60.2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4408" calcext:value-type="float">
            <text:p>60.4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0468" calcext:value-type="float">
            <text:p>60.3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4576" calcext:value-type="float">
            <text:p>60.2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1048" calcext:value-type="float">
            <text:p>60.2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8312" calcext:value-type="float">
            <text:p>60.4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4408" calcext:value-type="float">
            <text:p>60.4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51568" calcext:value-type="float">
            <text:p>60.5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85096" calcext:value-type="float">
            <text:p>60.5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6808" calcext:value-type="float">
            <text:p>60.5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6808" calcext:value-type="float">
            <text:p>60.5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7936" calcext:value-type="float">
            <text:p>60.4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4032" calcext:value-type="float">
            <text:p>60.4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21088" calcext:value-type="float">
            <text:p>60.5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18624" calcext:value-type="float">
            <text:p>60.6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57664" calcext:value-type="float">
            <text:p>60.5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0504" calcext:value-type="float">
            <text:p>60.4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848" calcext:value-type="float">
            <text:p>60.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9712" calcext:value-type="float">
            <text:p>60.1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8" calcext:value-type="float">
            <text:p>60.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0568" calcext:value-type="float">
            <text:p>60.1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2656" calcext:value-type="float">
            <text:p>60.11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8272" calcext:value-type="float">
            <text:p>60.0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276" calcext:value-type="float">
            <text:p>60.1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6392" calcext:value-type="float">
            <text:p>60.2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7456" calcext:value-type="float">
            <text:p>60.4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0608" calcext:value-type="float">
            <text:p>60.4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232" calcext:value-type="float">
            <text:p>60.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232" calcext:value-type="float">
            <text:p>60.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4852" calcext:value-type="float">
            <text:p>60.5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376" calcext:value-type="float">
            <text:p>60.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4852" calcext:value-type="float">
            <text:p>60.5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4852" calcext:value-type="float">
            <text:p>60.5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85096" calcext:value-type="float">
            <text:p>60.5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328" calcext:value-type="float">
            <text:p>60.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232" calcext:value-type="float">
            <text:p>60.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2152" calcext:value-type="float">
            <text:p>60.6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49104" calcext:value-type="float">
            <text:p>60.6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64344" calcext:value-type="float">
            <text:p>60.6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7768" calcext:value-type="float">
            <text:p>60.6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97288" calcext:value-type="float">
            <text:p>60.5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4852" calcext:value-type="float">
            <text:p>60.5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4852" calcext:value-type="float">
            <text:p>60.5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7768" calcext:value-type="float">
            <text:p>60.6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9688" calcext:value-type="float">
            <text:p>60.7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856" calcext:value-type="float">
            <text:p>60.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6576" calcext:value-type="float">
            <text:p>60.9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75824" calcext:value-type="float">
            <text:p>61.0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6784" calcext:value-type="float">
            <text:p>61.1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4216" calcext:value-type="float">
            <text:p>61.1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22128" calcext:value-type="float">
            <text:p>61.2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6888" calcext:value-type="float">
            <text:p>61.2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384" calcext:value-type="float">
            <text:p>61.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70896" calcext:value-type="float">
            <text:p>61.2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3568" calcext:value-type="float">
            <text:p>61.3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3192" calcext:value-type="float">
            <text:p>61.3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2232" calcext:value-type="float">
            <text:p>61.2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1752" calcext:value-type="float">
            <text:p>61.2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9288" calcext:value-type="float">
            <text:p>61.3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99496" calcext:value-type="float">
            <text:p>61.4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0456" calcext:value-type="float">
            <text:p>61.5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51896" calcext:value-type="float">
            <text:p>61.6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51896" calcext:value-type="float">
            <text:p>61.6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67136" calcext:value-type="float">
            <text:p>61.6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3608" calcext:value-type="float">
            <text:p>61.6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67136" calcext:value-type="float">
            <text:p>61.6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15904" calcext:value-type="float">
            <text:p>61.7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38408" calcext:value-type="float">
            <text:p>61.9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44504" calcext:value-type="float">
            <text:p>61.94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776" calcext:value-type="float">
            <text:p>62.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39576" calcext:value-type="float">
            <text:p>62.13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2492" calcext:value-type="float">
            <text:p>62.2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07216" calcext:value-type="float">
            <text:p>62.30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04168" calcext:value-type="float">
            <text:p>62.30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52936" calcext:value-type="float">
            <text:p>62.3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44376" calcext:value-type="float">
            <text:p>62.44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16944" calcext:value-type="float">
            <text:p>62.41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41328" calcext:value-type="float">
            <text:p>62.44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6568" calcext:value-type="float">
            <text:p>62.45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6876" calcext:value-type="float">
            <text:p>62.46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01704" calcext:value-type="float">
            <text:p>62.40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078" calcext:value-type="float">
            <text:p>62.4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6568" calcext:value-type="float">
            <text:p>62.45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4" calcext:value-type="float">
            <text:p>62.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51056" calcext:value-type="float">
            <text:p>62.55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48008" calcext:value-type="float">
            <text:p>62.54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78488" calcext:value-type="float">
            <text:p>62.57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39448" calcext:value-type="float">
            <text:p>62.63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11-09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34192" calcext:value-type="float">
            <text:p>61.7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04624" calcext:value-type="float">
            <text:p>62.90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6544" calcext:value-type="float">
            <text:p>63.02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3932" calcext:value-type="float">
            <text:p>63.1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03912" calcext:value-type="float">
            <text:p>63.3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22784" calcext:value-type="float">
            <text:p>63.4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5936" calcext:value-type="float">
            <text:p>63.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56312" calcext:value-type="float">
            <text:p>63.4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71552" calcext:value-type="float">
            <text:p>63.4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77648" calcext:value-type="float">
            <text:p>63.4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77648" calcext:value-type="float">
            <text:p>63.4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41656" calcext:value-type="float">
            <text:p>63.5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8128" calcext:value-type="float">
            <text:p>63.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3556" calcext:value-type="float">
            <text:p>63.5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26416" calcext:value-type="float">
            <text:p>63.5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32512" calcext:value-type="float">
            <text:p>63.5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83744" calcext:value-type="float">
            <text:p>63.4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53264" calcext:value-type="float">
            <text:p>63.4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29464" calcext:value-type="float">
            <text:p>63.5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45288" calcext:value-type="float">
            <text:p>63.6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51384" calcext:value-type="float">
            <text:p>63.65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9776" calcext:value-type="float">
            <text:p>63.73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31216" calcext:value-type="float">
            <text:p>63.83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53136" calcext:value-type="float">
            <text:p>63.95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17728" calcext:value-type="float">
            <text:p>64.1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64032" calcext:value-type="float">
            <text:p>64.2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49376" calcext:value-type="float">
            <text:p>64.3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8248" calcext:value-type="float">
            <text:p>64.4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76" calcext:value-type="float">
            <text:p>64.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48664" calcext:value-type="float">
            <text:p>64.7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5476" calcext:value-type="float">
            <text:p>64.7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24864" calcext:value-type="float">
            <text:p>64.8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8016" calcext:value-type="float">
            <text:p>64.8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49832" calcext:value-type="float">
            <text:p>64.94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04696" calcext:value-type="float">
            <text:p>65.00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14424" calcext:value-type="float">
            <text:p>65.1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85112" calcext:value-type="float">
            <text:p>65.28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64944" calcext:value-type="float">
            <text:p>65.4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78304" calcext:value-type="float">
            <text:p>65.67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94712" calcext:value-type="float">
            <text:p>65.8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90952" calcext:value-type="float">
            <text:p>66.2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97048" calcext:value-type="float">
            <text:p>66.29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18968" calcext:value-type="float">
            <text:p>66.4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3248" calcext:value-type="float">
            <text:p>66.3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21432" calcext:value-type="float">
            <text:p>66.3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03144" calcext:value-type="float">
            <text:p>66.30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42184" calcext:value-type="float">
            <text:p>66.24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0256" calcext:value-type="float">
            <text:p>66.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90368" calcext:value-type="float">
            <text:p>66.19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62352" calcext:value-type="float">
            <text:p>66.06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872" calcext:value-type="float">
            <text:p>65.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06904" calcext:value-type="float">
            <text:p>65.90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3752" calcext:value-type="float">
            <text:p>65.8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33168" calcext:value-type="float">
            <text:p>65.73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41728" calcext:value-type="float">
            <text:p>65.6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74672" calcext:value-type="float">
            <text:p>65.57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8096" calcext:value-type="float">
            <text:p>65.5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89328" calcext:value-type="float">
            <text:p>65.48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67408" calcext:value-type="float">
            <text:p>65.36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51584" calcext:value-type="float">
            <text:p>65.25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32712" calcext:value-type="float">
            <text:p>65.13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26032" calcext:value-type="float">
            <text:p>65.0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88872" calcext:value-type="float">
            <text:p>64.8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94384" calcext:value-type="float">
            <text:p>64.7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02944" calcext:value-type="float">
            <text:p>64.70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08456" calcext:value-type="float">
            <text:p>64.60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0064" calcext:value-type="float">
            <text:p>64.5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6432" calcext:value-type="float">
            <text:p>64.4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06704" calcext:value-type="float">
            <text:p>64.3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9088" calcext:value-type="float">
            <text:p>64.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36016" calcext:value-type="float">
            <text:p>64.1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78104" calcext:value-type="float">
            <text:p>64.0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65912" calcext:value-type="float">
            <text:p>64.0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93344" calcext:value-type="float">
            <text:p>64.0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96392" calcext:value-type="float">
            <text:p>64.0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65912" calcext:value-type="float">
            <text:p>64.0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56184" calcext:value-type="float">
            <text:p>63.95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64744" calcext:value-type="float">
            <text:p>63.86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58064" calcext:value-type="float">
            <text:p>63.7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36144" calcext:value-type="float">
            <text:p>63.63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29464" calcext:value-type="float">
            <text:p>63.5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65456" calcext:value-type="float">
            <text:p>63.4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34976" calcext:value-type="float">
            <text:p>63.4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55728" calcext:value-type="float">
            <text:p>63.3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42952" calcext:value-type="float">
            <text:p>63.2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2408" calcext:value-type="float">
            <text:p>63.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89968" calcext:value-type="float">
            <text:p>62.98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68048" calcext:value-type="float">
            <text:p>62.86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2784" calcext:value-type="float">
            <text:p>62.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27256" calcext:value-type="float">
            <text:p>62.62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66296" calcext:value-type="float">
            <text:p>62.5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2972" calcext:value-type="float">
            <text:p>62.5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08384" calcext:value-type="float">
            <text:p>62.5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08384" calcext:value-type="float">
            <text:p>62.5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87632" calcext:value-type="float">
            <text:p>62.5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9552" calcext:value-type="float">
            <text:p>62.7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0616" calcext:value-type="float">
            <text:p>62.84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2704" calcext:value-type="float">
            <text:p>62.7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79072" calcext:value-type="float">
            <text:p>62.6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41912" calcext:value-type="float">
            <text:p>62.54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04752" calcext:value-type="float">
            <text:p>62.4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67008" calcext:value-type="float">
            <text:p>62.16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22" calcext:value-type="float">
            <text:p>61.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344" calcext:value-type="float">
            <text:p>61.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12272" calcext:value-type="float">
            <text:p>61.6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21872" calcext:value-type="float">
            <text:p>62.22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80824" calcext:value-type="float">
            <text:p>62.98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7836" calcext:value-type="float">
            <text:p>63.0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08968" calcext:value-type="float">
            <text:p>62.60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22" calcext:value-type="float">
            <text:p>61.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528" calcext:value-type="float">
            <text:p>61.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3424" calcext:value-type="float">
            <text:p>60.9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16032" calcext:value-type="float">
            <text:p>61.2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22584" calcext:value-type="float">
            <text:p>61.8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1156" calcext:value-type="float">
            <text:p>62.0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26088" calcext:value-type="float">
            <text:p>62.42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58904" calcext:value-type="float">
            <text:p>62.85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10592" calcext:value-type="float">
            <text:p>63.4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91008" calcext:value-type="float">
            <text:p>63.69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664" calcext:value-type="float">
            <text:p>64.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05408" calcext:value-type="float">
            <text:p>64.60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3488" calcext:value-type="float">
            <text:p>64.48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87704" calcext:value-type="float">
            <text:p>64.6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15264" calcext:value-type="float">
            <text:p>64.2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222" calcext:value-type="float">
            <text:p>63.3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58904" calcext:value-type="float">
            <text:p>62.85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97488" calcext:value-type="float">
            <text:p>62.19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22" calcext:value-type="float">
            <text:p>61.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52608" calcext:value-type="float">
            <text:p>61.2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7848" calcext:value-type="float">
            <text:p>61.2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44176" calcext:value-type="float">
            <text:p>60.8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528" calcext:value-type="float">
            <text:p>61.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0392" calcext:value-type="float">
            <text:p>61.8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61624" calcext:value-type="float">
            <text:p>61.7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58576" calcext:value-type="float">
            <text:p>61.7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51896" calcext:value-type="float">
            <text:p>61.6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8328" calcext:value-type="float">
            <text:p>61.2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0624" calcext:value-type="float">
            <text:p>61.3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12856" calcext:value-type="float">
            <text:p>61.7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47552" calcext:value-type="float">
            <text:p>61.94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024" calcext:value-type="float">
            <text:p>66.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9528" calcext:value-type="float">
            <text:p>67.0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3368" calcext:value-type="float">
            <text:p>67.3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36" calcext:value-type="float">
            <text:p>66.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21304" calcext:value-type="float">
            <text:p>66.8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274" calcext:value-type="float">
            <text:p>66.8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82264" calcext:value-type="float">
            <text:p>66.8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6896" calcext:value-type="float">
            <text:p>67.3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7708" calcext:value-type="float">
            <text:p>68.0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52312" calcext:value-type="float">
            <text:p>69.5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17944" calcext:value-type="float">
            <text:p>70.4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7696" calcext:value-type="float">
            <text:p>69.9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76112" calcext:value-type="float">
            <text:p>69.4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66512" calcext:value-type="float">
            <text:p>68.8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03344" calcext:value-type="float">
            <text:p>67.9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16376" calcext:value-type="float">
            <text:p>67.0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54376" calcext:value-type="float">
            <text:p>66.2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7672" calcext:value-type="float">
            <text:p>66.7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11448" calcext:value-type="float">
            <text:p>67.2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01848" calcext:value-type="float">
            <text:p>66.60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56968" calcext:value-type="float">
            <text:p>65.6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6536" calcext:value-type="float">
            <text:p>64.4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6124" calcext:value-type="float">
            <text:p>63.2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97944" calcext:value-type="float">
            <text:p>62.79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89968" calcext:value-type="float">
            <text:p>62.98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24208" calcext:value-type="float">
            <text:p>62.62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38864" calcext:value-type="float">
            <text:p>62.53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4152" calcext:value-type="float">
            <text:p>61.4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03968" calcext:value-type="float">
            <text:p>60.7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9416" calcext:value-type="float">
            <text:p>60.8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9832" calcext:value-type="float">
            <text:p>61.1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6512" calcext:value-type="float">
            <text:p>61.2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85424" calcext:value-type="float">
            <text:p>61.6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6888" calcext:value-type="float">
            <text:p>61.2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0232" calcext:value-type="float">
            <text:p>60.5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2888" calcext:value-type="float">
            <text:p>59.6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0344" calcext:value-type="float">
            <text:p>59.1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0408" calcext:value-type="float">
            <text:p>58.8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4792" calcext:value-type="float">
            <text:p>58.9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2536" calcext:value-type="float">
            <text:p>59.1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9632" calcext:value-type="float">
            <text:p>59.5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844" calcext:value-type="float">
            <text:p>59.9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6392" calcext:value-type="float">
            <text:p>60.2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76" calcext:value-type="float">
            <text:p>60.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4408" calcext:value-type="float">
            <text:p>60.4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5456" calcext:value-type="float">
            <text:p>59.6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2096" calcext:value-type="float">
            <text:p>59.4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88" calcext:value-type="float">
            <text:p>58.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51368" calcext:value-type="float">
            <text:p>58.9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3936" calcext:value-type="float">
            <text:p>58.9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0512" calcext:value-type="float">
            <text:p>58.9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5376" calcext:value-type="float">
            <text:p>59.0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1096" calcext:value-type="float">
            <text:p>59.0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87232" calcext:value-type="float">
            <text:p>59.3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796" calcext:value-type="float">
            <text:p>59.8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7792" calcext:value-type="float">
            <text:p>60.0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3408" calcext:value-type="float">
            <text:p>60.0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8272" calcext:value-type="float">
            <text:p>60.0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1048" calcext:value-type="float">
            <text:p>60.2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07728" calcext:value-type="float">
            <text:p>60.3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97288" calcext:value-type="float">
            <text:p>60.5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6536" calcext:value-type="float">
            <text:p>60.6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94112" calcext:value-type="float">
            <text:p>61.0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25176" calcext:value-type="float">
            <text:p>61.2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77576" calcext:value-type="float">
            <text:p>61.3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5436" calcext:value-type="float">
            <text:p>61.5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59744" calcext:value-type="float">
            <text:p>61.9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6876" calcext:value-type="float">
            <text:p>62.46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3288" calcext:value-type="float">
            <text:p>62.88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8984" calcext:value-type="float">
            <text:p>63.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45744" calcext:value-type="float">
            <text:p>64.2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89456" calcext:value-type="float">
            <text:p>64.9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3272" calcext:value-type="float">
            <text:p>65.8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9-10-16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16376" calcext:value-type="float">
            <text:p>67.0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312" calcext:value-type="float">
            <text:p>66.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3496" calcext:value-type="float">
            <text:p>66.8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50488" calcext:value-type="float">
            <text:p>67.1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92576" calcext:value-type="float">
            <text:p>67.0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54832" calcext:value-type="float">
            <text:p>66.8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3248" calcext:value-type="float">
            <text:p>66.3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6528" calcext:value-type="float">
            <text:p>65.9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62352" calcext:value-type="float">
            <text:p>66.06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9344" calcext:value-type="float">
            <text:p>66.3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87904" calcext:value-type="float">
            <text:p>66.2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62936" calcext:value-type="float">
            <text:p>66.1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83816" calcext:value-type="float">
            <text:p>65.5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5476" calcext:value-type="float">
            <text:p>64.7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91592" calcext:value-type="float">
            <text:p>63.79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80112" calcext:value-type="float">
            <text:p>63.3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98784" calcext:value-type="float">
            <text:p>61.8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54616" calcext:value-type="float">
            <text:p>60.5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1824" calcext:value-type="float">
            <text:p>59.5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9656" calcext:value-type="float">
            <text:p>58.9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5944" calcext:value-type="float">
            <text:p>58.2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9704" calcext:value-type="float">
            <text:p>57.8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7176" calcext:value-type="float">
            <text:p>58.1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9536" calcext:value-type="float">
            <text:p>58.0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8368" calcext:value-type="float">
            <text:p>57.8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7192" calcext:value-type="float">
            <text:p>57.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2808" calcext:value-type="float">
            <text:p>57.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904" calcext:value-type="float">
            <text:p>57.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51296" calcext:value-type="float">
            <text:p>56.8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272" calcext:value-type="float">
            <text:p>56.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6544" calcext:value-type="float">
            <text:p>55.4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7296" calcext:value-type="float">
            <text:p>55.3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4288" calcext:value-type="float">
            <text:p>55.6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8816" calcext:value-type="float">
            <text:p>56.0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6176" calcext:value-type="float">
            <text:p>57.7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8856" calcext:value-type="float">
            <text:p>56.3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3512" calcext:value-type="float">
            <text:p>56.2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9024" calcext:value-type="float">
            <text:p>56.1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3824" calcext:value-type="float">
            <text:p>56.5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3888" calcext:value-type="float">
            <text:p>56.2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9904" calcext:value-type="float">
            <text:p>55.6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9488" calcext:value-type="float">
            <text:p>55.3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34688" calcext:value-type="float">
            <text:p>55.0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24376" calcext:value-type="float">
            <text:p>54.8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24376" calcext:value-type="float">
            <text:p>54.8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88384" calcext:value-type="float">
            <text:p>54.8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5672" calcext:value-type="float">
            <text:p>54.5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97656" calcext:value-type="float">
            <text:p>54.3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1016" calcext:value-type="float">
            <text:p>54.6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636" calcext:value-type="float">
            <text:p>54.6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0952" calcext:value-type="float">
            <text:p>54.8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0408" calcext:value-type="float">
            <text:p>55.0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80992" calcext:value-type="float">
            <text:p>55.1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4352" calcext:value-type="float">
            <text:p>55.3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2472" calcext:value-type="float">
            <text:p>55.5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984" calcext:value-type="float">
            <text:p>55.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6248" calcext:value-type="float">
            <text:p>56.0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7248" calcext:value-type="float">
            <text:p>56.4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7832" calcext:value-type="float">
            <text:p>56.5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32424" calcext:value-type="float">
            <text:p>56.7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5992" calcext:value-type="float">
            <text:p>57.0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6512" calcext:value-type="float">
            <text:p>57.4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6148" calcext:value-type="float">
            <text:p>57.5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2064" calcext:value-type="float">
            <text:p>57.6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6112" calcext:value-type="float">
            <text:p>58.0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0536" calcext:value-type="float">
            <text:p>58.3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05064" calcext:value-type="float">
            <text:p>58.8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7192" calcext:value-type="float">
            <text:p>59.0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0008" calcext:value-type="float">
            <text:p>59.5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5872" calcext:value-type="float">
            <text:p>59.9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8-10-22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6564" calcext:value-type="float">
            <text:p>60.3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24136" calcext:value-type="float">
            <text:p>60.5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5448" calcext:value-type="float">
            <text:p>61.1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34192" calcext:value-type="float">
            <text:p>61.7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27384" calcext:value-type="float">
            <text:p>62.12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61368" calcext:value-type="float">
            <text:p>62.76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34976" calcext:value-type="float">
            <text:p>63.4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28" calcext:value-type="float">
            <text:p>64.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54632" calcext:value-type="float">
            <text:p>65.25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68776" calcext:value-type="float">
            <text:p>67.1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5856" calcext:value-type="float">
            <text:p>66.6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51328" calcext:value-type="float">
            <text:p>66.25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5672" calcext:value-type="float">
            <text:p>65.9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82648" calcext:value-type="float">
            <text:p>65.3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05408" calcext:value-type="float">
            <text:p>64.60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19024" calcext:value-type="float">
            <text:p>63.81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9552" calcext:value-type="float">
            <text:p>62.7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5864" calcext:value-type="float">
            <text:p>61.3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96904" calcext:value-type="float">
            <text:p>62.09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9424" calcext:value-type="float">
            <text:p>63.2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78032" calcext:value-type="float">
            <text:p>61.9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2064" calcext:value-type="float">
            <text:p>61.4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33024" calcext:value-type="float">
            <text:p>61.5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79328" calcext:value-type="float">
            <text:p>61.6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43008" calcext:value-type="float">
            <text:p>60.6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9944" calcext:value-type="float">
            <text:p>59.7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8-05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78928" calcext:value-type="float">
            <text:p>58.4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8-05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71208" calcext:value-type="float">
            <text:p>57.6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8-05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8096" calcext:value-type="float">
            <text:p>57.9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8-05-1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8248" calcext:value-type="float">
            <text:p>56.8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8-05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556" calcext:value-type="float">
            <text:p>55.9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8-05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456" calcext:value-type="float">
            <text:p>55.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8-04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0176" calcext:value-type="float">
            <text:p>55.5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8-04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3768" calcext:value-type="float">
            <text:p>55.2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8-04-2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47464" calcext:value-type="float">
            <text:p>55.1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04208" calcext:value-type="float">
            <text:p>55.0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8-04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52392" calcext:value-type="float">
            <text:p>54.9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4336" calcext:value-type="float">
            <text:p>54.5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8-03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3416" calcext:value-type="float">
            <text:p>54.7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8-03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12184" calcext:value-type="float">
            <text:p>54.8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8-03-2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1768" calcext:value-type="float">
            <text:p>54.5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8-03-1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676" calcext:value-type="float">
            <text:p>54.0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8-03-1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2064" calcext:value-type="float">
            <text:p>53.8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4668" calcext:value-type="float">
            <text:p>53.4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8-02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6512" calcext:value-type="float">
            <text:p>53.6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8-02-2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4048" calcext:value-type="float">
            <text:p>53.7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8-02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7304" calcext:value-type="float">
            <text:p>53.8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8-02-1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9328" calcext:value-type="float">
            <text:p>54.0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8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632" calcext:value-type="float">
            <text:p>54.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8-01-3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3168" calcext:value-type="float">
            <text:p>54.3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8-01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45256" calcext:value-type="float">
            <text:p>54.2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8-01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83" calcext:value-type="float">
            <text:p>54.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8-01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90848" calcext:value-type="float">
            <text:p>54.7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8-01-1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91432" calcext:value-type="float">
            <text:p>54.8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8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10888" calcext:value-type="float">
            <text:p>55.1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7-12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596" calcext:value-type="float">
            <text:p>55.3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7-12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7064" calcext:value-type="float">
            <text:p>55.7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7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9504" calcext:value-type="float">
            <text:p>56.2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7-12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0608" calcext:value-type="float">
            <text:p>56.6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7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8716" calcext:value-type="float">
            <text:p>57.2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7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3816" calcext:value-type="float">
            <text:p>57.9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7-11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5256" calcext:value-type="float">
            <text:p>58.0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7-1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5216" calcext:value-type="float">
            <text:p>57.7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7-11-2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6864" calcext:value-type="float">
            <text:p>57.9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7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5192" calcext:value-type="float">
            <text:p>58.3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7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08112" calcext:value-type="float">
            <text:p>58.8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7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068" calcext:value-type="float">
            <text:p>58.7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7-10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0616" calcext:value-type="float">
            <text:p>59.0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7-10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1512" calcext:value-type="float">
            <text:p>59.3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7-10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6208" calcext:value-type="float">
            <text:p>59.5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7-10-1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7752" calcext:value-type="float">
            <text:p>59.7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7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3784" calcext:value-type="float">
            <text:p>59.9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7-10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6288" calcext:value-type="float">
            <text:p>60.2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7-10-0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1168" calcext:value-type="float">
            <text:p>61.1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7-09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82832" calcext:value-type="float">
            <text:p>62.2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7-09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16688" calcext:value-type="float">
            <text:p>63.41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7-09-2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3328" calcext:value-type="float">
            <text:p>63.2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7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15064" calcext:value-type="float">
            <text:p>62.61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7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34648" calcext:value-type="float">
            <text:p>62.33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7-09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9368" calcext:value-type="float">
            <text:p>61.99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7-08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49432" calcext:value-type="float">
            <text:p>61.7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7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65584" calcext:value-type="float">
            <text:p>62.9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7-08-2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83872" calcext:value-type="float">
            <text:p>62.98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7-08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4872" calcext:value-type="float">
            <text:p>62.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7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96776" calcext:value-type="float">
            <text:p>62.59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7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17856" calcext:value-type="float">
            <text:p>63.61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39904" calcext:value-type="float">
            <text:p>63.2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55984" calcext:value-type="float">
            <text:p>62.35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7-07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35488" calcext:value-type="float">
            <text:p>61.4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7-07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6952" calcext:value-type="float">
            <text:p>60.9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7-07-1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4536" calcext:value-type="float">
            <text:p>59.9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7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3664" calcext:value-type="float">
            <text:p>59.0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7-06-3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0432" calcext:value-type="float">
            <text:p>58.3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7-06-2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7216" calcext:value-type="float">
            <text:p>58.4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7-06-2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0936" calcext:value-type="float">
            <text:p>57.7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9232" calcext:value-type="float">
            <text:p>56.3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7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984" calcext:value-type="float">
            <text:p>55.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7-06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3432" calcext:value-type="float">
            <text:p>55.6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7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1344" calcext:value-type="float">
            <text:p>55.7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7-05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032" calcext:value-type="float">
            <text:p>55.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7-05-2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9608" calcext:value-type="float">
            <text:p>56.2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7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7" calcext:value-type="float">
            <text:p>56.0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7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2096" calcext:value-type="float">
            <text:p>55.6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7-05-0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08424" calcext:value-type="float">
            <text:p>55.2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4772" calcext:value-type="float">
            <text:p>54.1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7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55824" calcext:value-type="float">
            <text:p>53.4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7-04-2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7236" calcext:value-type="float">
            <text:p>53.1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7-04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0376" calcext:value-type="float">
            <text:p>53.3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7-04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40584" calcext:value-type="float">
            <text:p>53.4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7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55824" calcext:value-type="float">
            <text:p>53.4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7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88184" calcext:value-type="float">
            <text:p>53.2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7-03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17496" calcext:value-type="float">
            <text:p>53.1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47976" calcext:value-type="float">
            <text:p>53.1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7-03-1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38832" calcext:value-type="float">
            <text:p>53.1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7-03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27808" calcext:value-type="float">
            <text:p>53.3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7-03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65552" calcext:value-type="float">
            <text:p>53.5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7-02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7032" calcext:value-type="float">
            <text:p>53.9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7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42208" calcext:value-type="float">
            <text:p>54.2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7-02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824" calcext:value-type="float">
            <text:p>54.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7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45256" calcext:value-type="float">
            <text:p>54.2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7-02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2" calcext:value-type="float">
            <text:p>54.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7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5216" calcext:value-type="float">
            <text:p>53.9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7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5216" calcext:value-type="float">
            <text:p>53.9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7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6552" calcext:value-type="float">
            <text:p>53.9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7-01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9912" calcext:value-type="float">
            <text:p>54.1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7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1352" calcext:value-type="float">
            <text:p>54.2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7-01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536" calcext:value-type="float">
            <text:p>54.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6-12-3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12896" calcext:value-type="float">
            <text:p>54.4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6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9576" calcext:value-type="float">
            <text:p>54.5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6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5732" calcext:value-type="float">
            <text:p>54.7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6-12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9824" calcext:value-type="float">
            <text:p>54.9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6-12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12" calcext:value-type="float">
            <text:p>55.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6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0384" calcext:value-type="float">
            <text:p>55.6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6-11-3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3096" calcext:value-type="float">
            <text:p>56.0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6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7688" calcext:value-type="float">
            <text:p>56.1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6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8608" calcext:value-type="float">
            <text:p>55.9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6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6416" calcext:value-type="float">
            <text:p>55.9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6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42" calcext:value-type="float">
            <text:p>56.4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6-11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188" calcext:value-type="float">
            <text:p>56.9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6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84696" calcext:value-type="float">
            <text:p>57.3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6-10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32296" calcext:value-type="float">
            <text:p>57.2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6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74968" calcext:value-type="float">
            <text:p>57.2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6-10-1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93968" calcext:value-type="float">
            <text:p>56.8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6-10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9376" calcext:value-type="float">
            <text:p>56.7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6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376" calcext:value-type="float">
            <text:p>56.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6-10-0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6704" calcext:value-type="float">
            <text:p>56.6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6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38" calcext:value-type="float">
            <text:p>57.0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6-09-2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7848" calcext:value-type="float">
            <text:p>57.4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6-09-2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9728" calcext:value-type="float">
            <text:p>57.2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6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1776" calcext:value-type="float">
            <text:p>56.8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6-09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1672" calcext:value-type="float">
            <text:p>56.8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6-09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952" calcext:value-type="float">
            <text:p>57.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2728" calcext:value-type="float">
            <text:p>58.4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6-08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3872" calcext:value-type="float">
            <text:p>59.1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6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6496" calcext:value-type="float">
            <text:p>60.3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6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0528" calcext:value-type="float">
            <text:p>59.8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5856" calcext:value-type="float">
            <text:p>59.0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6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0008" calcext:value-type="float">
            <text:p>59.5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6-07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028" calcext:value-type="float">
            <text:p>60.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6-07-2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5016" calcext:value-type="float">
            <text:p>59.9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6-07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0136" calcext:value-type="float">
            <text:p>59.0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6-07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5048" calcext:value-type="float">
            <text:p>57.9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6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8248" calcext:value-type="float">
            <text:p>56.8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6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8296" calcext:value-type="float">
            <text:p>55.7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6-06-2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4728" calcext:value-type="float">
            <text:p>55.3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6-06-2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9032" calcext:value-type="float">
            <text:p>54.7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0792" calcext:value-type="float">
            <text:p>53.5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6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0096" calcext:value-type="float">
            <text:p>53.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6-06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08224" calcext:value-type="float">
            <text:p>53.6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2376" calcext:value-type="float">
            <text:p>54.0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6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0288" calcext:value-type="float">
            <text:p>54.1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6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492" calcext:value-type="float">
            <text:p>54.6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6-05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41952" calcext:value-type="float">
            <text:p>55.2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6-05-1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40912" calcext:value-type="float">
            <text:p>54.5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6-05-0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528" calcext:value-type="float">
            <text:p>53.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6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53944" calcext:value-type="float">
            <text:p>53.6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6-04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1376" calcext:value-type="float">
            <text:p>53.6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6-04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1688" calcext:value-type="float">
            <text:p>53.8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6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2792" calcext:value-type="float">
            <text:p>54.3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6-04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54984" calcext:value-type="float">
            <text:p>54.3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6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6928" calcext:value-type="float">
            <text:p>53.9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6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432" calcext:value-type="float">
            <text:p>53.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6-03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3192" calcext:value-type="float">
            <text:p>53.7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6-03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6656" calcext:value-type="float">
            <text:p>54.0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6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82416" calcext:value-type="float">
            <text:p>54.3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6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54272" calcext:value-type="float">
            <text:p>54.7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6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784" calcext:value-type="float">
            <text:p>55.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8776" calcext:value-type="float">
            <text:p>55.7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3472" calcext:value-type="float">
            <text:p>55.9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6752" calcext:value-type="float">
            <text:p>55.5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976" calcext:value-type="float">
            <text:p>55.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9552" calcext:value-type="float">
            <text:p>55.0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9928" calcext:value-type="float">
            <text:p>55.0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5648" calcext:value-type="float">
            <text:p>55.0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7672" calcext:value-type="float">
            <text:p>55.2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5312" calcext:value-type="float">
            <text:p>55.4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4872" calcext:value-type="float">
            <text:p>55.7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0048" calcext:value-type="float">
            <text:p>56.0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372" calcext:value-type="float">
            <text:p>56.4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72048" calcext:value-type="float">
            <text:p>56.7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62192" calcext:value-type="float">
            <text:p>57.1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384" calcext:value-type="float">
            <text:p>57.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5112" calcext:value-type="float">
            <text:p>57.6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3168" calcext:value-type="float">
            <text:p>58.1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18552" calcext:value-type="float">
            <text:p>58.5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312" calcext:value-type="float">
            <text:p>59.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5896" calcext:value-type="float">
            <text:p>59.3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4976" calcext:value-type="float">
            <text:p>59.6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8544" calcext:value-type="float">
            <text:p>59.9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0092" calcext:value-type="float">
            <text:p>60.7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6928" calcext:value-type="float">
            <text:p>61.5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77904" calcext:value-type="float">
            <text:p>62.47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3744" calcext:value-type="float">
            <text:p>63.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9528" calcext:value-type="float">
            <text:p>63.2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94184" calcext:value-type="float">
            <text:p>63.19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6124" calcext:value-type="float">
            <text:p>63.2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28296" calcext:value-type="float">
            <text:p>63.3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40488" calcext:value-type="float">
            <text:p>63.3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698" calcext:value-type="float">
            <text:p>63.1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46584" calcext:value-type="float">
            <text:p>63.3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49376" calcext:value-type="float">
            <text:p>64.3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6936" calcext:value-type="float">
            <text:p>63.8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9424" calcext:value-type="float">
            <text:p>63.2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91136" calcext:value-type="float">
            <text:p>63.1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2304" calcext:value-type="float">
            <text:p>63.3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3056" calcext:value-type="float">
            <text:p>63.3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88928" calcext:value-type="float">
            <text:p>62.28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0752" calcext:value-type="float">
            <text:p>60.8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9944" calcext:value-type="float">
            <text:p>59.7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2976" calcext:value-type="float">
            <text:p>58.8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01688" calcext:value-type="float">
            <text:p>57.7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15304" calcext:value-type="float">
            <text:p>56.9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3992" calcext:value-type="float">
            <text:p>56.3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2344" calcext:value-type="float">
            <text:p>56.0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3784" calcext:value-type="float">
            <text:p>56.1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0464" calcext:value-type="float">
            <text:p>56.2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3448" calcext:value-type="float">
            <text:p>56.5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1736" calcext:value-type="float">
            <text:p>56.5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9088" calcext:value-type="float">
            <text:p>55.9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7856" calcext:value-type="float">
            <text:p>55.9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464" calcext:value-type="float">
            <text:p>56.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2112" calcext:value-type="float">
            <text:p>56.5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7288" calcext:value-type="float">
            <text:p>56.7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12256" calcext:value-type="float">
            <text:p>56.9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856" calcext:value-type="float">
            <text:p>57.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144" calcext:value-type="float">
            <text:p>57.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5488" calcext:value-type="float">
            <text:p>57.6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4192" calcext:value-type="float">
            <text:p>57.9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5528" calcext:value-type="float">
            <text:p>57.9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2752" calcext:value-type="float">
            <text:p>57.8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2856" calcext:value-type="float">
            <text:p>57.9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1248" calcext:value-type="float">
            <text:p>57.9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9848" calcext:value-type="float">
            <text:p>58.2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9784" calcext:value-type="float">
            <text:p>58.4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448" calcext:value-type="float">
            <text:p>58.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496" calcext:value-type="float">
            <text:p>58.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7736" calcext:value-type="float">
            <text:p>58.8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07872" calcext:value-type="float">
            <text:p>64.5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07872" calcext:value-type="float">
            <text:p>64.5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56128" calcext:value-type="float">
            <text:p>66.5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34792" calcext:value-type="float">
            <text:p>66.5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604" calcext:value-type="float">
            <text:p>67.3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9088" calcext:value-type="float">
            <text:p>67.3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604" calcext:value-type="float">
            <text:p>67.3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01464" calcext:value-type="float">
            <text:p>68.1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89272" calcext:value-type="float">
            <text:p>68.0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72024" calcext:value-type="float">
            <text:p>68.7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3128" calcext:value-type="float">
            <text:p>69.2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46088" calcext:value-type="float">
            <text:p>70.04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3376" calcext:value-type="float">
            <text:p>69.6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5432" calcext:value-type="float">
            <text:p>68.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05096" calcext:value-type="float">
            <text:p>68.20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84272" calcext:value-type="float">
            <text:p>66.18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6728" calcext:value-type="float">
            <text:p>63.73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84912" calcext:value-type="float">
            <text:p>63.68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98672" calcext:value-type="float">
            <text:p>67.0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248" calcext:value-type="float">
            <text:p>69.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14808" calcext:value-type="float">
            <text:p>63.61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78872" calcext:value-type="float">
            <text:p>61.0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21088" calcext:value-type="float">
            <text:p>60.5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324" calcext:value-type="float">
            <text:p>60.2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6208" calcext:value-type="float">
            <text:p>59.5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8816" calcext:value-type="float">
            <text:p>59.8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3344" calcext:value-type="float">
            <text:p>60.2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4912" calcext:value-type="float">
            <text:p>59.8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5328" calcext:value-type="float">
            <text:p>60.1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34448" calcext:value-type="float">
            <text:p>60.7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472" calcext:value-type="float">
            <text:p>60.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7584" calcext:value-type="float">
            <text:p>59.9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4456" calcext:value-type="float">
            <text:p>59.2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22768" calcext:value-type="float">
            <text:p>58.7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1936" calcext:value-type="float">
            <text:p>58.1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6304" calcext:value-type="float">
            <text:p>57.2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98768" calcext:value-type="float">
            <text:p>57.1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4136" calcext:value-type="float">
            <text:p>56.7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1696" calcext:value-type="float">
            <text:p>56.2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1384" calcext:value-type="float">
            <text:p>56.0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508" calcext:value-type="float">
            <text:p>55.8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1928" calcext:value-type="float">
            <text:p>55.8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1928" calcext:value-type="float">
            <text:p>55.8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2408" calcext:value-type="float">
            <text:p>55.8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844" calcext:value-type="float">
            <text:p>56.0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62904" calcext:value-type="float">
            <text:p>56.7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0136" calcext:value-type="float">
            <text:p>55.1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948" calcext:value-type="float">
            <text:p>56.7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292" calcext:value-type="float">
            <text:p>57.6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7504" calcext:value-type="float">
            <text:p>55.4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3768" calcext:value-type="float">
            <text:p>55.2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48048" calcext:value-type="float">
            <text:p>55.2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61536" calcext:value-type="float">
            <text:p>54.9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3792" calcext:value-type="float">
            <text:p>54.7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37736" calcext:value-type="float">
            <text:p>55.0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6064" calcext:value-type="float">
            <text:p>55.3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3912" calcext:value-type="float">
            <text:p>55.6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7272" calcext:value-type="float">
            <text:p>55.8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7312" calcext:value-type="float">
            <text:p>56.2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1736" calcext:value-type="float">
            <text:p>56.5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9224" calcext:value-type="float">
            <text:p>57.7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1272" calcext:value-type="float">
            <text:p>57.4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1792" calcext:value-type="float">
            <text:p>57.7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3" calcext:value-type="float">
            <text:p>58.2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6728" calcext:value-type="float">
            <text:p>59.9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7592" calcext:value-type="float">
            <text:p>58.4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47152" calcext:value-type="float">
            <text:p>58.7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976" calcext:value-type="float">
            <text:p>59.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168" calcext:value-type="float">
            <text:p>59.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176" calcext:value-type="float">
            <text:p>59.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53648" calcext:value-type="float">
            <text:p>61.9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524" calcext:value-type="float">
            <text:p>60.9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97488" calcext:value-type="float">
            <text:p>62.19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00992" calcext:value-type="float">
            <text:p>62.8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42496" calcext:value-type="float">
            <text:p>62.64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23952" calcext:value-type="float">
            <text:p>63.62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48208" calcext:value-type="float">
            <text:p>64.1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95624" calcext:value-type="float">
            <text:p>67.0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23696" calcext:value-type="float">
            <text:p>64.6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4036" calcext:value-type="float">
            <text:p>63.8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2728" calcext:value-type="float">
            <text:p>66.0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11704" calcext:value-type="float">
            <text:p>66.2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2728" calcext:value-type="float">
            <text:p>66.0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75384" calcext:value-type="float">
            <text:p>65.17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47624" calcext:value-type="float">
            <text:p>64.0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948" calcext:value-type="float">
            <text:p>60.6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7608" calcext:value-type="float">
            <text:p>59.3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316" calcext:value-type="float">
            <text:p>59.5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8296" calcext:value-type="float">
            <text:p>59.5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6296" calcext:value-type="float">
            <text:p>58.7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4144" calcext:value-type="float">
            <text:p>59.0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5904" calcext:value-type="float">
            <text:p>57.9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27952" calcext:value-type="float">
            <text:p>57.5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6528" calcext:value-type="float">
            <text:p>58.3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8592" calcext:value-type="float">
            <text:p>58.8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0304" calcext:value-type="float">
            <text:p>58.8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58" calcext:value-type="float">
            <text:p>57.8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2496" calcext:value-type="float">
            <text:p>58.8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3672" calcext:value-type="float">
            <text:p>57.5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7792" calcext:value-type="float">
            <text:p>56.2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8824" calcext:value-type="float">
            <text:p>58.4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8064" calcext:value-type="float">
            <text:p>56.1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2176" calcext:value-type="float">
            <text:p>56.2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0736" calcext:value-type="float">
            <text:p>56.1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556" calcext:value-type="float">
            <text:p>55.9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8192" calcext:value-type="float">
            <text:p>55.6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0216" calcext:value-type="float">
            <text:p>55.8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6792" calcext:value-type="float">
            <text:p>55.8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696" calcext:value-type="float">
            <text:p>55.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932" calcext:value-type="float">
            <text:p>55.5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1512" calcext:value-type="float">
            <text:p>55.5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9984" calcext:value-type="float">
            <text:p>56.2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1996" calcext:value-type="float">
            <text:p>53.0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70608" calcext:value-type="float">
            <text:p>52.8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38504" calcext:value-type="float">
            <text:p>52.0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38504" calcext:value-type="float">
            <text:p>52.0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3368" calcext:value-type="float">
            <text:p>52.0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0556" calcext:value-type="float">
            <text:p>52.1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87856" calcext:value-type="float">
            <text:p>52.1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3784" calcext:value-type="float">
            <text:p>52.3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7444" calcext:value-type="float">
            <text:p>54.5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67688" calcext:value-type="float">
            <text:p>52.3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656" calcext:value-type="float">
            <text:p>52.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7728" calcext:value-type="float">
            <text:p>52.6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0296" calcext:value-type="float">
            <text:p>52.6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65096" calcext:value-type="float">
            <text:p>52.9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8248" calcext:value-type="float">
            <text:p>53.0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40584" calcext:value-type="float">
            <text:p>53.4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2912" calcext:value-type="float">
            <text:p>55.3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4872" calcext:value-type="float">
            <text:p>55.7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65552" calcext:value-type="float">
            <text:p>53.5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88512" calcext:value-type="float">
            <text:p>54.3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152" calcext:value-type="float">
            <text:p>54.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6696" calcext:value-type="float">
            <text:p>54.3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5736" calcext:value-type="float">
            <text:p>54.2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9864" calcext:value-type="float">
            <text:p>55.2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0264" calcext:value-type="float">
            <text:p>54.6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7776" calcext:value-type="float">
            <text:p>55.3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9296" calcext:value-type="float">
            <text:p>56.0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3344" calcext:value-type="float">
            <text:p>56.4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2488" calcext:value-type="float">
            <text:p>56.4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4264" calcext:value-type="float">
            <text:p>56.2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7456" calcext:value-type="float">
            <text:p>56.6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1764" calcext:value-type="float">
            <text:p>57.3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1664" calcext:value-type="float">
            <text:p>58.2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972" calcext:value-type="float">
            <text:p>58.7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5456" calcext:value-type="float">
            <text:p>59.6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5812" calcext:value-type="float">
            <text:p>61.1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476" calcext:value-type="float">
            <text:p>60.9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982" calcext:value-type="float">
            <text:p>61.7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25176" calcext:value-type="float">
            <text:p>61.2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028" calcext:value-type="float">
            <text:p>59.3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6312" calcext:value-type="float">
            <text:p>59.6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3096" calcext:value-type="float">
            <text:p>59.8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2264" calcext:value-type="float">
            <text:p>59.2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4472" calcext:value-type="float">
            <text:p>60.16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0176" calcext:value-type="float">
            <text:p>59.3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4368" calcext:value-type="float">
            <text:p>56.2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604" calcext:value-type="float">
            <text:p>55.9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2992" calcext:value-type="float">
            <text:p>55.9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02528" calcext:value-type="float">
            <text:p>56.8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928" calcext:value-type="float">
            <text:p>59.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48832" calcext:value-type="float">
            <text:p>56.9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48832" calcext:value-type="float">
            <text:p>56.9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4224" calcext:value-type="float">
            <text:p>55.8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67632" calcext:value-type="float">
            <text:p>54.9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6456" calcext:value-type="float">
            <text:p>56.2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4668" calcext:value-type="float">
            <text:p>53.4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49984" calcext:value-type="float">
            <text:p>52.4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72872" calcext:value-type="float">
            <text:p>51.1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6944" calcext:value-type="float">
            <text:p>50.9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77088" calcext:value-type="float">
            <text:p>51.3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78712" calcext:value-type="float">
            <text:p>52.1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1808" calcext:value-type="float">
            <text:p>53.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3552" calcext:value-type="float">
            <text:p>52.8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7592" calcext:value-type="float">
            <text:p>51.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02768" calcext:value-type="float">
            <text:p>51.1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2672" calcext:value-type="float">
            <text:p>49.5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8616" calcext:value-type="float">
            <text:p>49.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752" calcext:value-type="float">
            <text:p>48.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2152" calcext:value-type="float">
            <text:p>49.2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6224" calcext:value-type="float">
            <text:p>49.0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56264" calcext:value-type="float">
            <text:p>49.3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636" calcext:value-type="float">
            <text:p>51.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636" calcext:value-type="float">
            <text:p>51.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056" calcext:value-type="float">
            <text:p>50.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9224" calcext:value-type="float">
            <text:p>50.1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2312" calcext:value-type="float">
            <text:p>50.5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1792" calcext:value-type="float">
            <text:p>50.1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4648" calcext:value-type="float">
            <text:p>50.9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6232" calcext:value-type="float">
            <text:p>51.3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4168" calcext:value-type="float">
            <text:p>51.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7028" calcext:value-type="float">
            <text:p>51.7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42848" calcext:value-type="float">
            <text:p>51.7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59256" calcext:value-type="float">
            <text:p>51.9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1036" calcext:value-type="float">
            <text:p>52.4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328" calcext:value-type="float">
            <text:p>52.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35072" calcext:value-type="float">
            <text:p>53.5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97656" calcext:value-type="float">
            <text:p>54.3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504" calcext:value-type="float">
            <text:p>55.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5584" calcext:value-type="float">
            <text:p>55.3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5456" calcext:value-type="float">
            <text:p>55.8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0464" calcext:value-type="float">
            <text:p>56.2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45072" calcext:value-type="float">
            <text:p>57.3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9768" calcext:value-type="float">
            <text:p>57.5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4712" calcext:value-type="float">
            <text:p>58.2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08112" calcext:value-type="float">
            <text:p>58.8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1552" calcext:value-type="float">
            <text:p>59.6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3952" calcext:value-type="float">
            <text:p>59.8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1488" calcext:value-type="float">
            <text:p>59.9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7" calcext:value-type="float">
            <text:p>59.8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6392" calcext:value-type="float">
            <text:p>60.2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51312" calcext:value-type="float">
            <text:p>61.5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00024" calcext:value-type="float">
            <text:p>64.2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51896" calcext:value-type="float">
            <text:p>61.6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1908" calcext:value-type="float">
            <text:p>61.2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14024" calcext:value-type="float">
            <text:p>61.9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11304" calcext:value-type="float">
            <text:p>63.0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632" calcext:value-type="float">
            <text:p>61.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64088" calcext:value-type="float">
            <text:p>61.6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85296" calcext:value-type="float">
            <text:p>62.1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7704" calcext:value-type="float">
            <text:p>60.8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41128" calcext:value-type="float">
            <text:p>60.8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9392" calcext:value-type="float">
            <text:p>61.4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0216" calcext:value-type="float">
            <text:p>59.6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2056" calcext:value-type="float">
            <text:p>59.1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772" calcext:value-type="float">
            <text:p>57.9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7136" calcext:value-type="float">
            <text:p>57.8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2584" calcext:value-type="float">
            <text:p>58.0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4984" calcext:value-type="float">
            <text:p>58.1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25616" calcext:value-type="float">
            <text:p>57.1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4576" calcext:value-type="float">
            <text:p>56.4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9304" calcext:value-type="float">
            <text:p>58.4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0536" calcext:value-type="float">
            <text:p>58.3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1672" calcext:value-type="float">
            <text:p>56.8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9904" calcext:value-type="float">
            <text:p>55.6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21912" calcext:value-type="float">
            <text:p>54.9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162" calcext:value-type="float">
            <text:p>53.4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9312" calcext:value-type="float">
            <text:p>53.1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9144" calcext:value-type="float">
            <text:p>53.3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8616" calcext:value-type="float">
            <text:p>50.6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14376" calcext:value-type="float">
            <text:p>51.0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07568" calcext:value-type="float">
            <text:p>51.4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3688" calcext:value-type="float">
            <text:p>50.8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78512" calcext:value-type="float">
            <text:p>50.5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2608" calcext:value-type="float">
            <text:p>49.8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372" calcext:value-type="float">
            <text:p>48.8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65792" calcext:value-type="float">
            <text:p>47.8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6824" calcext:value-type="float">
            <text:p>50.0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1624" calcext:value-type="float">
            <text:p>46.5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7472" calcext:value-type="float">
            <text:p>46.0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1504" calcext:value-type="float">
            <text:p>45.5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9584" calcext:value-type="float">
            <text:p>45.4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0632" calcext:value-type="float">
            <text:p>44.6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6" calcext:value-type="float">
            <text:p>44.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15" calcext:value-type="float">
            <text:p>43.8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57088" calcext:value-type="float">
            <text:p>43.7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8072" calcext:value-type="float">
            <text:p>43.2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85816" calcext:value-type="float">
            <text:p>43.4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0096" calcext:value-type="float">
            <text:p>43.4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44896" calcext:value-type="float">
            <text:p>43.7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7232" calcext:value-type="float">
            <text:p>44.1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0216" calcext:value-type="float">
            <text:p>44.4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1008" calcext:value-type="float">
            <text:p>44.6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2552" calcext:value-type="float">
            <text:p>44.8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944" calcext:value-type="float">
            <text:p>45.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9936" calcext:value-type="float">
            <text:p>45.9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52" calcext:value-type="float">
            <text:p>45.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5784" calcext:value-type="float">
            <text:p>45.5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7704" calcext:value-type="float">
            <text:p>45.6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7536" calcext:value-type="float">
            <text:p>45.8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288" calcext:value-type="float">
            <text:p>45.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8056" calcext:value-type="float">
            <text:p>46.1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248" calcext:value-type="float">
            <text:p>46.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4984" calcext:value-type="float">
            <text:p>46.7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6152" calcext:value-type="float">
            <text:p>46.9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6944" calcext:value-type="float">
            <text:p>47.1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2392" calcext:value-type="float">
            <text:p>47.3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93224" calcext:value-type="float">
            <text:p>47.8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0056" calcext:value-type="float">
            <text:p>46.9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8552" calcext:value-type="float">
            <text:p>47.0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248" calcext:value-type="float">
            <text:p>46.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204" calcext:value-type="float">
            <text:p>46.8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3688" calcext:value-type="float">
            <text:p>47.0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67672" calcext:value-type="float">
            <text:p>47.6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1268" calcext:value-type="float">
            <text:p>48.1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0568" calcext:value-type="float">
            <text:p>48.7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6888" calcext:value-type="float">
            <text:p>49.7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92656" calcext:value-type="float">
            <text:p>52.4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00048" calcext:value-type="float">
            <text:p>52.2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4032" calcext:value-type="float">
            <text:p>49.0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57816" calcext:value-type="float">
            <text:p>48.0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5464" calcext:value-type="float">
            <text:p>48.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5176" calcext:value-type="float">
            <text:p>45.9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0568" calcext:value-type="float">
            <text:p>44.9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6368" calcext:value-type="float">
            <text:p>45.6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7536" calcext:value-type="float">
            <text:p>45.8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9232" calcext:value-type="float">
            <text:p>44.9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81088" calcext:value-type="float">
            <text:p>45.2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748" calcext:value-type="float">
            <text:p>44.6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6704" calcext:value-type="float">
            <text:p>45.2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0976" calcext:value-type="float">
            <text:p>46.6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7632" calcext:value-type="float">
            <text:p>43.5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352" calcext:value-type="float">
            <text:p>43.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0304" calcext:value-type="float">
            <text:p>43.5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49112" calcext:value-type="float">
            <text:p>43.9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04104" calcext:value-type="float">
            <text:p>43.5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684" calcext:value-type="float">
            <text:p>43.2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1432" calcext:value-type="float">
            <text:p>43.4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9216" calcext:value-type="float">
            <text:p>44.0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6232" calcext:value-type="float">
            <text:p>43.7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0328" calcext:value-type="float">
            <text:p>43.0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7512" calcext:value-type="float">
            <text:p>42.5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104" calcext:value-type="float">
            <text:p>42.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2792" calcext:value-type="float">
            <text:p>42.9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3424" calcext:value-type="float">
            <text:p>45.6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968" calcext:value-type="float">
            <text:p>43.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9384" calcext:value-type="float">
            <text:p>43.8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0088" calcext:value-type="float">
            <text:p>44.9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2904" calcext:value-type="float">
            <text:p>45.3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4192" calcext:value-type="float">
            <text:p>42.6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9432" calcext:value-type="float">
            <text:p>42.6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9432" calcext:value-type="float">
            <text:p>42.6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392" calcext:value-type="float">
            <text:p>42.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6008" calcext:value-type="float">
            <text:p>42.7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964" calcext:value-type="float">
            <text:p>42.8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0912" calcext:value-type="float">
            <text:p>43.1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8552" calcext:value-type="float">
            <text:p>43.2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6504" calcext:value-type="float">
            <text:p>43.6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9968" calcext:value-type="float">
            <text:p>43.9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9464" calcext:value-type="float">
            <text:p>44.4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9464" calcext:value-type="float">
            <text:p>44.4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8544" calcext:value-type="float">
            <text:p>44.7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95744" calcext:value-type="float">
            <text:p>45.1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4176" calcext:value-type="float">
            <text:p>45.6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6264" calcext:value-type="float">
            <text:p>45.5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1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552" calcext:value-type="float">
            <text:p>47.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0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8432" calcext:value-type="float">
            <text:p>46.1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0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1376" calcext:value-type="float">
            <text:p>46.0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0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4672" calcext:value-type="float">
            <text:p>46.5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0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1456" calcext:value-type="float">
            <text:p>46.7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4524" calcext:value-type="float">
            <text:p>49.5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0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8568" calcext:value-type="float">
            <text:p>47.9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0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6816" calcext:value-type="float">
            <text:p>47.6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0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936" calcext:value-type="float">
            <text:p>48.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0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82656" calcext:value-type="float">
            <text:p>48.6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0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5848" calcext:value-type="float">
            <text:p>49.0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0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048" calcext:value-type="float">
            <text:p>49.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0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7136" calcext:value-type="float">
            <text:p>50.2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0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05944" calcext:value-type="float">
            <text:p>50.6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0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42392" calcext:value-type="float">
            <text:p>51.1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0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136" calcext:value-type="float">
            <text:p>52.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0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70608" calcext:value-type="float">
            <text:p>52.8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0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9416" calcext:value-type="float">
            <text:p>53.2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0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2752" calcext:value-type="float">
            <text:p>54.0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0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0972" calcext:value-type="float">
            <text:p>54.9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0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7544" calcext:value-type="float">
            <text:p>55.7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0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6392" calcext:value-type="float">
            <text:p>56.4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0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432" calcext:value-type="float">
            <text:p>57.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0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2496" calcext:value-type="float">
            <text:p>58.8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0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5248" calcext:value-type="float">
            <text:p>59.5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0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9912" calcext:value-type="float">
            <text:p>61.7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0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9912" calcext:value-type="float">
            <text:p>61.7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0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9344" calcext:value-type="float">
            <text:p>58.75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0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3416" calcext:value-type="float">
            <text:p>58.5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0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3568" calcext:value-type="float">
            <text:p>57.5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0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6272" calcext:value-type="float">
            <text:p>59.3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0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01816" calcext:value-type="float">
            <text:p>57.2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0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78144" calcext:value-type="float">
            <text:p>56.7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0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0112" calcext:value-type="float">
            <text:p>55.7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0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0976" calcext:value-type="float">
            <text:p>58.1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0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26" calcext:value-type="float">
            <text:p>55.0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0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316" calcext:value-type="float">
            <text:p>55.7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0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09136" calcext:value-type="float">
            <text:p>54.8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0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7344" calcext:value-type="float">
            <text:p>54.1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0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2" calcext:value-type="float">
            <text:p>54.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0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55752" calcext:value-type="float">
            <text:p>51.3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0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51208" calcext:value-type="float">
            <text:p>50.0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0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328" calcext:value-type="float">
            <text:p>49.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0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6248" calcext:value-type="float">
            <text:p>48.4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0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1256" calcext:value-type="float">
            <text:p>48.9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0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91672" calcext:value-type="float">
            <text:p>49.1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0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22096" calcext:value-type="float">
            <text:p>51.8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0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5344" calcext:value-type="float">
            <text:p>49.6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0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4796" calcext:value-type="float">
            <text:p>48.4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0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49256" calcext:value-type="float">
            <text:p>48.1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0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11328" calcext:value-type="float">
            <text:p>51.0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0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6424" calcext:value-type="float">
            <text:p>49.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0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516" calcext:value-type="float">
            <text:p>48.9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0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4952" calcext:value-type="float">
            <text:p>48.7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0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6884" calcext:value-type="float">
            <text:p>47.8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0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592" calcext:value-type="float">
            <text:p>47.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0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4312" calcext:value-type="float">
            <text:p>47.4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0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5168" calcext:value-type="float">
            <text:p>47.4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0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3264" calcext:value-type="float">
            <text:p>48.2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0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51592" calcext:value-type="float">
            <text:p>48.5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0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304" calcext:value-type="float">
            <text:p>47.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0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5088" calcext:value-type="float">
            <text:p>46.8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0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5088" calcext:value-type="float">
            <text:p>46.8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0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0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96272" calcext:value-type="float">
            <text:p>47.8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0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104" calcext:value-type="float">
            <text:p>46.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0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2312" calcext:value-type="float">
            <text:p>46.6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0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816" calcext:value-type="float">
            <text:p>46.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0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864" calcext:value-type="float">
            <text:p>46.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0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7784" calcext:value-type="float">
            <text:p>46.2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0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1752" calcext:value-type="float">
            <text:p>46.0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0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21168" calcext:value-type="float">
            <text:p>45.9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0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6344" calcext:value-type="float">
            <text:p>46.1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0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52048" calcext:value-type="float">
            <text:p>49.1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0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37264" calcext:value-type="float">
            <text:p>49.7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0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82984" calcext:value-type="float">
            <text:p>49.7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0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38" calcext:value-type="float">
            <text:p>49.4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0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4568" calcext:value-type="float">
            <text:p>50.2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0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06" calcext:value-type="float">
            <text:p>50.5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0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7824" calcext:value-type="float">
            <text:p>50.4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0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14632" calcext:value-type="float">
            <text:p>50.0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0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85576" calcext:value-type="float">
            <text:p>49.1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0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4096" calcext:value-type="float">
            <text:p>48.7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0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0384" calcext:value-type="float">
            <text:p>48.0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0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64496" calcext:value-type="float">
            <text:p>48.1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0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8008" calcext:value-type="float">
            <text:p>47.3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0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972" calcext:value-type="float">
            <text:p>47.2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0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98024" calcext:value-type="float">
            <text:p>48.1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0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61064" calcext:value-type="float">
            <text:p>49.6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0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86032" calcext:value-type="float">
            <text:p>49.7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0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9416" calcext:value-type="float">
            <text:p>49.4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0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44912" calcext:value-type="float">
            <text:p>48.4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0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99904" calcext:value-type="float">
            <text:p>47.9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0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60736" calcext:value-type="float">
            <text:p>48.5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0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0224" calcext:value-type="float">
            <text:p>48.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0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0552" calcext:value-type="float">
            <text:p>47.8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4508</text:p>
          </table:table-cell>
          <table:table-cell office:value-type="string" calcext:value-type="string">
            <text:p>Atascosa recorder</text:p>
          </table:table-cell>
          <table:table-cell office:value-type="string" calcext:value-type="string">
            <text:p>200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21824" calcext:value-type="float">
            <text:p>48.1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3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614" meta:object-count="0"/>
    <meta:user-defined meta:name="AppVersion">3.0</meta:user-defined>
  </office:meta>
</office:document-meta>
</file>